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2cm"/>
    </style:style>
    <style:style style:name="co2" style:family="table-column">
      <style:table-column-properties fo:break-before="auto" style:column-width="6.181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6.071cm"/>
    </style:style>
    <style:style style:name="co5" style:family="table-column">
      <style:table-column-properties fo:break-before="auto" style:column-width="7.37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5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12" style:family="table-cell" style:parent-style-name="Default" style:data-style-name="N107">
      <style:table-cell-properties style:text-align-source="fix" style:repeat-content="false" style:vertical-align="middle"/>
      <style:paragraph-properties fo:text-align="end" fo:margin-left="0cm"/>
      <style:text-properties fo:font-size="16pt" style:font-size-asian="16pt" style:font-size-complex="16pt"/>
    </style:style>
    <style:style style:name="ce13" style:family="table-cell" style:parent-style-name="Default" style:data-style-name="N107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4" style:family="table-cell" style:parent-style-name="Default" style:data-style-name="N107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style:font-size-asian="16pt" style:font-size-complex="16pt"/>
    </style:style>
    <style:style style:name="ce17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4"/>
    <style:style style:name="ce26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1" table:default-cell-style-name="ce1"/>
        <table:table-column table:style-name="co1" table:default-cell-style-name="ce6"/>
        <table:table-column table:style-name="co3" table:default-cell-style-name="ce6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1" table:default-cell-style-name="ce6"/>
        <table:table-column table:style-name="co1" table:default-cell-style-name="ce1"/>
        <table:table-column table:style-name="co1" table:default-cell-style-name="ce6"/>
        <table:table-column table:style-name="co1" table:number-columns-repeated="16372" table:default-cell-style-name="ce1"/>
        <table:table-row table:style-name="ro1">
          <table:table-cell office:value-type="string" calcext:value-type="string">
            <text:p>Data</text:p>
          </table:table-cell>
          <table:table-cell table:style-name="ce1" office:value-type="string" calcext:value-type="string">
            <text:p>Qnt. ações compradas</text:p>
          </table:table-cell>
          <table:table-cell office:value-type="string" calcext:value-type="string">
            <text:p>Preço / ação</text:p>
          </table:table-cell>
          <table:table-cell table:style-name="ce1" office:value-type="string" calcext:value-type="string">
            <text:p>Rendimento</text:p>
          </table:table-cell>
          <table:table-cell office:value-type="string" calcext:value-type="string">
            <text:p>Dividendos</text:p>
          </table:table-cell>
          <table:table-cell office:value-type="string" calcext:value-type="string">
            <text:p>Ações nom.</text:p>
          </table:table-cell>
          <table:table-cell office:value-type="string" calcext:value-type="string">
            <text:p>Lucro acumulado</text:p>
          </table:table-cell>
          <table:table-cell table:style-name="ce7" office:value-type="string" calcext:value-type="string">
            <text:p>Ações compradas com lucros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1-01-01" calcext:value-type="date">
            <text:p>01/01/11</text:p>
          </table:table-cell>
          <table:table-cell table:style-name="ce3" table:formula="of:=[$Sheet2.$B1]/[.C3]+([.D3]/[.C3])+[.H2]" office:value-type="float" office:value="4.645068460877" calcext:value-type="float">
            <text:p>5</text:p>
          </table:table-cell>
          <table:table-cell table:style-name="ce6" office:value-type="float" office:value="147.21" calcext:value-type="float">
            <text:p>147,21</text:p>
          </table:table-cell>
          <table:table-cell table:formula="of:=[.E2]*SUM([.$F$2:.F2])" office:value-type="float" office:value="0" calcext:value-type="float">
            <text:p>0,00</text:p>
          </table:table-cell>
          <table:table-cell/>
          <table:table-cell table:style-name="ce5" office:value-type="float" office:value="2.33697277894107" calcext:value-type="float">
            <text:p>2</text:p>
          </table:table-cell>
          <table:table-cell table:style-name="ce3" table:formula="of:=[.D2]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/>
          <table:table-cell table:style-name="ce6"/>
          <table:table-cell table:number-columns-repeated="16371"/>
        </table:table-row>
        <table:table-row table:style-name="ro1">
          <table:table-cell table:style-name="ce2" office:value-type="date" office:date-value="2011-02-01" calcext:value-type="date">
            <text:p>01/02/11</text:p>
          </table:table-cell>
          <table:table-cell table:style-name="ce3" table:formula="of:=[$Sheet2.$B2]/[.C4]+([.D4]/[.C4])+[.H3]" office:value-type="float" office:value="4.15791052175997" calcext:value-type="float">
            <text:p>4</text:p>
          </table:table-cell>
          <table:table-cell table:style-name="ce6" office:value-type="float" office:value="162.11" calcext:value-type="float">
            <text:p>162,11</text:p>
          </table:table-cell>
          <table:table-cell table:formula="of:=[.E3]*SUM([.$F$2:.F3])" office:value-type="float" office:value="0" calcext:value-type="float">
            <text:p>0,00</text:p>
          </table:table-cell>
          <table:table-cell/>
          <table:table-cell table:style-name="ce5" office:value-type="float" office:value="2.33903246389937" calcext:value-type="float">
            <text:p>2</text:p>
          </table:table-cell>
          <table:table-cell table:style-name="ce3" table:formula="of:=IF(([.G2]+[.D3])&lt;[.C3];[.G2]+[.D3];[.G2]+[.D3]-(FLOOR([.G2]/[.C3]))*[.C3])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1-03-01" calcext:value-type="date">
            <text:p>01/03/11</text:p>
          </table:table-cell>
          <table:table-cell table:style-name="ce3" table:formula="of:=[$Sheet2.$B3]/[.C5]+([.D5]/[.C5])+[.H4]" office:value-type="float" office:value="3.76153663285296" calcext:value-type="float">
            <text:p>4</text:p>
          </table:table-cell>
          <table:table-cell table:style-name="ce6" office:value-type="float" office:value="163.15" calcext:value-type="float">
            <text:p>163,15</text:p>
          </table:table-cell>
          <table:table-cell table:formula="of:=[.E4]*SUM([.$F$2:.F4])" office:value-type="float" office:value="9.91390376417649" calcext:value-type="float">
            <text:p>9,91</text:p>
          </table:table-cell>
          <table:table-cell office:value-type="float" office:value="1.4" calcext:value-type="float">
            <text:p>1,40</text:p>
          </table:table-cell>
          <table:table-cell table:style-name="ce5" office:value-type="float" office:value="2.40535458871419" calcext:value-type="float">
            <text:p>2</text:p>
          </table:table-cell>
          <table:table-cell table:style-name="ce3" table:formula="of:=IF(([.G3]+[.D4])&lt;[.C4];[.G3]+[.D4];[.G3]+[.D4]-(FLOOR([.G3]/[.C4]))*[.C4])" office:value-type="float" office:value="9.91390376417649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1-04-01" calcext:value-type="date">
            <text:p>01/04/11</text:p>
          </table:table-cell>
          <table:table-cell table:style-name="ce3" table:formula="of:=[$Sheet2.$B4]/[.C6]+([.D6]/[.C6])+[.H5]" office:value-type="float" office:value="3.05159539848709" calcext:value-type="float">
            <text:p>3</text:p>
          </table:table-cell>
          <table:table-cell table:style-name="ce6" office:value-type="float" office:value="163.7" calcext:value-type="float">
            <text:p>163,70</text:p>
          </table:table-cell>
          <table:table-cell table:formula="of:=[.E5]*SUM([.$F$2:.F5])" office:value-type="float" office:value="0" calcext:value-type="float">
            <text:p>0,00</text:p>
          </table:table-cell>
          <table:table-cell/>
          <table:table-cell table:style-name="ce5" office:value-type="float" office:value="3.09667803999818" calcext:value-type="float">
            <text:p>3</text:p>
          </table:table-cell>
          <table:table-cell table:style-name="ce3" table:formula="of:=IF(([.G4]+[.D5])&lt;[.C5];[.G4]+[.D5];[.G4]+[.D5]-(FLOOR([.G4]/[.C5]))*[.C5])" office:value-type="float" office:value="9.91390376417649" calcext:value-type="float">
            <text:p>10</text:p>
          </table:table-cell>
          <table:table-cell table:style-name="ce3" table:formula="of:=FLOOR([.G4]/[.C5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1-05-01" calcext:value-type="date">
            <text:p>01/05/11</text:p>
          </table:table-cell>
          <table:table-cell table:style-name="ce3" table:formula="of:=[$Sheet2.$B5]/[.C7]+([.D7]/[.C7])+[.H6]" office:value-type="float" office:value="2.91935542575562" calcext:value-type="float">
            <text:p>3</text:p>
          </table:table-cell>
          <table:table-cell table:style-name="ce6" office:value-type="float" office:value="172.11" calcext:value-type="float">
            <text:p>172,11</text:p>
          </table:table-cell>
          <table:table-cell table:formula="of:=[.E6]*SUM([.$F$2:.F6])" office:value-type="float" office:value="0" calcext:value-type="float">
            <text:p>0,00</text:p>
          </table:table-cell>
          <table:table-cell/>
          <table:table-cell table:style-name="ce5" office:value-type="float" office:value="2.66809249529615" calcext:value-type="float">
            <text:p>3</text:p>
          </table:table-cell>
          <table:table-cell table:style-name="ce3" table:formula="of:=IF(([.G5]+[.D6])&lt;[.C6];[.G5]+[.D6];[.G5]+[.D6]-(FLOOR([.G5]/[.C6]))*[.C6])" office:value-type="float" office:value="9.91390376417649" calcext:value-type="float">
            <text:p>10</text:p>
          </table:table-cell>
          <table:table-cell table:style-name="ce3" table:formula="of:=FLOOR([.G5]/[.C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1-06-01" calcext:value-type="date">
            <text:p>01/06/11</text:p>
          </table:table-cell>
          <table:table-cell table:style-name="ce3" table:formula="of:=[$Sheet2.$B6]/[.C8]+([.D8]/[.C8])+[.H7]" office:value-type="float" office:value="1.83938328568595" calcext:value-type="float">
            <text:p>2</text:p>
          </table:table-cell>
          <table:table-cell table:style-name="ce6" office:value-type="float" office:value="168.9" calcext:value-type="float">
            <text:p>168,90</text:p>
          </table:table-cell>
          <table:table-cell table:formula="of:=[.E7]*SUM([.$F$2:.F7])" office:value-type="float" office:value="23.1543193800483" calcext:value-type="float">
            <text:p>23,15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2.5900825531832" calcext:value-type="float">
            <text:p>3</text:p>
          </table:table-cell>
          <table:table-cell table:style-name="ce3" table:formula="of:=IF(([.G6]+[.D7])&lt;[.C7];[.G6]+[.D7];[.G6]+[.D7]-(FLOOR([.G6]/[.C7]))*[.C7])" office:value-type="float" office:value="33.0682231442248" calcext:value-type="float">
            <text:p>33</text:p>
          </table:table-cell>
          <table:table-cell table:style-name="ce3" table:formula="of:=FLOOR([.G6]/[.C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07-01" calcext:value-type="date">
            <text:p>01/07/11</text:p>
          </table:table-cell>
          <table:table-cell table:style-name="ce3" table:formula="of:=[$Sheet2.$B7]/[.C9]+([.D9]/[.C9])+[.H8]" office:value-type="float" office:value="4.09914016435912" calcext:value-type="float">
            <text:p>4</text:p>
          </table:table-cell>
          <table:table-cell table:style-name="ce6" office:value-type="float" office:value="171.61" calcext:value-type="float">
            <text:p>171,61</text:p>
          </table:table-cell>
          <table:table-cell table:formula="of:=[.E8]*SUM([.$F$2:.F8])" office:value-type="float" office:value="0" calcext:value-type="float">
            <text:p>0,00</text:p>
          </table:table-cell>
          <table:table-cell/>
          <table:table-cell table:style-name="ce5" office:value-type="float" office:value="2.81161082807562" calcext:value-type="float">
            <text:p>3</text:p>
          </table:table-cell>
          <table:table-cell table:style-name="ce3" table:formula="of:=IF(([.G7]+[.D8])&lt;[.C8];[.G7]+[.D8];[.G7]+[.D8]-(FLOOR([.G7]/[.C8]))*[.C8])" office:value-type="float" office:value="33.0682231442248" calcext:value-type="float">
            <text:p>33</text:p>
          </table:table-cell>
          <table:table-cell table:style-name="ce3" table:formula="of:=FLOOR([.G7]/[.C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08-01" calcext:value-type="date">
            <text:p>01/08/11</text:p>
          </table:table-cell>
          <table:table-cell table:style-name="ce3" table:formula="of:=[$Sheet2.$B8]/[.C10]+([.D10]/[.C10])+[.H9]" office:value-type="float" office:value="4.36189670099185" calcext:value-type="float">
            <text:p>4</text:p>
          </table:table-cell>
          <table:table-cell table:style-name="ce6" office:value-type="float" office:value="182.6" calcext:value-type="float">
            <text:p>182,60</text:p>
          </table:table-cell>
          <table:table-cell table:formula="of:=[.E9]*SUM([.$F$2:.F9])" office:value-type="float" office:value="0" calcext:value-type="float">
            <text:p>0,00</text:p>
          </table:table-cell>
          <table:table-cell/>
          <table:table-cell table:style-name="ce5" office:value-type="float" office:value="2.90565568445044" calcext:value-type="float">
            <text:p>3</text:p>
          </table:table-cell>
          <table:table-cell table:style-name="ce3" table:formula="of:=IF(([.G8]+[.D9])&lt;[.C9];[.G8]+[.D9];[.G8]+[.D9]-(FLOOR([.G8]/[.C9]))*[.C9])" office:value-type="float" office:value="33.0682231442248" calcext:value-type="float">
            <text:p>33</text:p>
          </table:table-cell>
          <table:table-cell table:style-name="ce3" table:formula="of:=FLOOR([.G8]/[.C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09-01" calcext:value-type="date">
            <text:p>01/09/11</text:p>
          </table:table-cell>
          <table:table-cell table:style-name="ce3" table:formula="of:=[$Sheet2.$B9]/[.C11]+([.D11]/[.C11])+[.H10]" office:value-type="float" office:value="3.60255049046563" calcext:value-type="float">
            <text:p>4</text:p>
          </table:table-cell>
          <table:table-cell table:style-name="ce6" office:value-type="float" office:value="172.71" calcext:value-type="float">
            <text:p>172,71</text:p>
          </table:table-cell>
          <table:table-cell table:formula="of:=[.E10]*SUM([.$F$2:.F10])" office:value-type="float" office:value="39.0574649425875" calcext:value-type="float">
            <text:p>39,06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4.88483052916673" calcext:value-type="float">
            <text:p>5</text:p>
          </table:table-cell>
          <table:table-cell table:style-name="ce3" table:formula="of:=IF(([.G9]+[.D10])&lt;[.C10];[.G9]+[.D10];[.G9]+[.D10]-(FLOOR([.G9]/[.C10]))*[.C10])" office:value-type="float" office:value="72.1256880868123" calcext:value-type="float">
            <text:p>72</text:p>
          </table:table-cell>
          <table:table-cell table:style-name="ce3" table:formula="of:=FLOOR([.G9]/[.C1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10-01" calcext:value-type="date">
            <text:p>01/10/11</text:p>
          </table:table-cell>
          <table:table-cell table:style-name="ce3" table:formula="of:=[$Sheet2.$B10]/[.C12]+([.D12]/[.C12])+[.H11]" office:value-type="float" office:value="2.85691103921853" calcext:value-type="float">
            <text:p>3</text:p>
          </table:table-cell>
          <table:table-cell table:style-name="ce6" office:value-type="float" office:value="174.36" calcext:value-type="float">
            <text:p>174,36</text:p>
          </table:table-cell>
          <table:table-cell table:formula="of:=[.E11]*SUM([.$F$2:.F11])" office:value-type="float" office:value="0" calcext:value-type="float">
            <text:p>0,00</text:p>
          </table:table-cell>
          <table:table-cell/>
          <table:table-cell table:style-name="ce5" office:value-type="float" office:value="2.66220211821839" calcext:value-type="float">
            <text:p>3</text:p>
          </table:table-cell>
          <table:table-cell table:style-name="ce3" table:formula="of:=IF(([.G10]+[.D11])&lt;[.C11];[.G10]+[.D11];[.G10]+[.D11]-(FLOOR([.G10]/[.C11]))*[.C11])" office:value-type="float" office:value="72.1256880868123" calcext:value-type="float">
            <text:p>72</text:p>
          </table:table-cell>
          <table:table-cell table:style-name="ce3" table:formula="of:=FLOOR([.G10]/[.C1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11-01" calcext:value-type="date">
            <text:p>01/11/11</text:p>
          </table:table-cell>
          <table:table-cell table:style-name="ce3" table:formula="of:=[$Sheet2.$B11]/[.C13]+([.D13]/[.C13])+[.H12]" office:value-type="float" office:value="2.76579064250618" calcext:value-type="float">
            <text:p>3</text:p>
          </table:table-cell>
          <table:table-cell table:style-name="ce6" office:value-type="float" office:value="181.55" calcext:value-type="float">
            <text:p>181,55</text:p>
          </table:table-cell>
          <table:table-cell table:formula="of:=[.E12]*SUM([.$F$2:.F12])" office:value-type="float" office:value="0" calcext:value-type="float">
            <text:p>0,00</text:p>
          </table:table-cell>
          <table:table-cell/>
          <table:table-cell table:style-name="ce5" office:value-type="float" office:value="2.59991580432659" calcext:value-type="float">
            <text:p>3</text:p>
          </table:table-cell>
          <table:table-cell table:style-name="ce3" table:formula="of:=IF(([.G11]+[.D12])&lt;[.C12];[.G11]+[.D12];[.G11]+[.D12]-(FLOOR([.G11]/[.C12]))*[.C12])" office:value-type="float" office:value="72.1256880868123" calcext:value-type="float">
            <text:p>72</text:p>
          </table:table-cell>
          <table:table-cell table:style-name="ce3" table:formula="of:=FLOOR([.G11]/[.C1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1-12-01" calcext:value-type="date">
            <text:p>01/12/11</text:p>
          </table:table-cell>
          <table:table-cell table:style-name="ce3" table:formula="of:=[$Sheet2.$B12]/[.C14]+([.D14]/[.C14])+[.H13]" office:value-type="float" office:value="1.67353933486853" calcext:value-type="float">
            <text:p>2</text:p>
          </table:table-cell>
          <table:table-cell table:style-name="ce6" office:value-type="float" office:value="187.01" calcext:value-type="float">
            <text:p>187,01</text:p>
          </table:table-cell>
          <table:table-cell table:formula="of:=[.E13]*SUM([.$F$2:.F13])" office:value-type="float" office:value="50.8125976073202" calcext:value-type="float">
            <text:p>50,81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2.57463718727684" calcext:value-type="float">
            <text:p>3</text:p>
          </table:table-cell>
          <table:table-cell table:style-name="ce3" table:formula="of:=IF(([.G12]+[.D13])&lt;[.C13];[.G12]+[.D13];[.G12]+[.D13]-(FLOOR([.G12]/[.C13]))*[.C13])" office:value-type="float" office:value="122.938285694132" calcext:value-type="float">
            <text:p>123</text:p>
          </table:table-cell>
          <table:table-cell table:style-name="ce3" table:formula="of:=FLOOR([.G12]/[.C1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1-01" calcext:value-type="date">
            <text:p>01/01/12</text:p>
          </table:table-cell>
          <table:table-cell table:style-name="ce3" table:formula="of:=[$Sheet2.$B13]/[.C15]+([.D15]/[.C15])+[.H14]" office:value-type="float" office:value="3.89737616165194" calcext:value-type="float">
            <text:p>4</text:p>
          </table:table-cell>
          <table:table-cell table:style-name="ce6" office:value-type="float" office:value="186.73" calcext:value-type="float">
            <text:p>186,73</text:p>
          </table:table-cell>
          <table:table-cell table:formula="of:=[.E14]*SUM([.$F$2:.F14])" office:value-type="float" office:value="0" calcext:value-type="float">
            <text:p>0,00</text:p>
          </table:table-cell>
          <table:table-cell/>
          <table:table-cell table:style-name="ce5" office:value-type="float" office:value="2.49828767362849" calcext:value-type="float">
            <text:p>2</text:p>
          </table:table-cell>
          <table:table-cell table:style-name="ce3" table:formula="of:=IF(([.G13]+[.D14])&lt;[.C14];[.G13]+[.D14];[.G13]+[.D14]-(FLOOR([.G13]/[.C14]))*[.C14])" office:value-type="float" office:value="122.938285694132" calcext:value-type="float">
            <text:p>123</text:p>
          </table:table-cell>
          <table:table-cell table:style-name="ce3" table:formula="of:=FLOOR([.G13]/[.C1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2-01" calcext:value-type="date">
            <text:p>01/02/12</text:p>
          </table:table-cell>
          <table:table-cell table:style-name="ce3" table:formula="of:=[$Sheet2.$B14]/[.C16]+([.D16]/[.C16])+[.H15]" office:value-type="float" office:value="4.00092645334361" calcext:value-type="float">
            <text:p>4</text:p>
          </table:table-cell>
          <table:table-cell table:style-name="ce6" office:value-type="float" office:value="193.21" calcext:value-type="float">
            <text:p>193,21</text:p>
          </table:table-cell>
          <table:table-cell table:formula="of:=[.E15]*SUM([.$F$2:.F15])" office:value-type="float" office:value="0" calcext:value-type="float">
            <text:p>0,00</text:p>
          </table:table-cell>
          <table:table-cell/>
          <table:table-cell table:style-name="ce5" office:value-type="float" office:value="2.59694715357972" calcext:value-type="float">
            <text:p>3</text:p>
          </table:table-cell>
          <table:table-cell table:style-name="ce3" table:formula="of:=IF(([.G14]+[.D15])&lt;[.C15];[.G14]+[.D15];[.G14]+[.D15]-(FLOOR([.G14]/[.C15]))*[.C15])" office:value-type="float" office:value="122.938285694132" calcext:value-type="float">
            <text:p>123</text:p>
          </table:table-cell>
          <table:table-cell table:style-name="ce3" table:formula="of:=FLOOR([.G14]/[.C1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3-01" calcext:value-type="date">
            <text:p>01/03/12</text:p>
          </table:table-cell>
          <table:table-cell table:style-name="ce3" table:formula="of:=[$Sheet2.$B15]/[.C17]+([.D17]/[.C17])+[.H16]" office:value-type="float" office:value="3.0212152149365" calcext:value-type="float">
            <text:p>3</text:p>
          </table:table-cell>
          <table:table-cell table:style-name="ce6" office:value-type="float" office:value="197.23" calcext:value-type="float">
            <text:p>197,23</text:p>
          </table:table-cell>
          <table:table-cell table:formula="of:=[.E16]*SUM([.$F$2:.F16])" office:value-type="float" office:value="62.3585383464489" calcext:value-type="float">
            <text:p>62,36</text:p>
          </table:table-cell>
          <table:table-cell office:value-type="float" office:value="1.5" calcext:value-type="float">
            <text:p>1,50</text:p>
          </table:table-cell>
          <table:table-cell table:style-name="ce5" office:value-type="float" office:value="2.60205899887758" calcext:value-type="float">
            <text:p>3</text:p>
          </table:table-cell>
          <table:table-cell table:style-name="ce3" table:formula="of:=IF(([.G15]+[.D16])&lt;[.C16];[.G15]+[.D16];[.G15]+[.D16]-(FLOOR([.G15]/[.C16]))*[.C16])" office:value-type="float" office:value="185.296824040581" calcext:value-type="float">
            <text:p>185</text:p>
          </table:table-cell>
          <table:table-cell table:style-name="ce3" table:formula="of:=FLOOR([.G15]/[.C16])" office:value-type="float" office:value="0" calcext:value-type="float">
            <text:p>0</text:p>
          </table:table-cell>
          <table:table-cell table:style-name="ce19"/>
          <table:table-cell table:number-columns-repeated="16375"/>
        </table:table-row>
        <table:table-row table:style-name="ro1">
          <table:table-cell table:style-name="ce2" office:value-type="date" office:date-value="2012-04-01" calcext:value-type="date">
            <text:p>01/04/12</text:p>
          </table:table-cell>
          <table:table-cell table:style-name="ce3" table:formula="of:=[$Sheet2.$B16]/[.C18]+([.D18]/[.C18])+[.H17]" office:value-type="float" office:value="2.57837645616389" calcext:value-type="float">
            <text:p>3</text:p>
          </table:table-cell>
          <table:table-cell table:style-name="ce6" office:value-type="float" office:value="208.96" calcext:value-type="float">
            <text:p>208,96</text:p>
          </table:table-cell>
          <table:table-cell table:formula="of:=[.E17]*SUM([.$F$2:.F17])" office:value-type="float" office:value="0" calcext:value-type="float">
            <text:p>0,00</text:p>
          </table:table-cell>
          <table:table-cell/>
          <table:table-cell table:style-name="ce5" office:value-type="float" office:value="4.95953181062545" calcext:value-type="float">
            <text:p>5</text:p>
          </table:table-cell>
          <table:table-cell table:style-name="ce3" table:formula="of:=IF(([.G16]+[.D17])&lt;[.C17];[.G16]+[.D17];[.G16]+[.D17]-(FLOOR([.G16]/[.C17]))*[.C17])" office:value-type="float" office:value="185.296824040581" calcext:value-type="float">
            <text:p>185</text:p>
          </table:table-cell>
          <table:table-cell table:style-name="ce3" table:formula="of:=FLOOR([.G16]/[.C1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5-01" calcext:value-type="date">
            <text:p>01/05/12</text:p>
          </table:table-cell>
          <table:table-cell table:style-name="ce3" table:formula="of:=[$Sheet2.$B17]/[.C19]+([.D19]/[.C19])+[.H18]" office:value-type="float" office:value="2.74090205763763" calcext:value-type="float">
            <text:p>3</text:p>
          </table:table-cell>
          <table:table-cell table:style-name="ce6" office:value-type="float" office:value="207.18" calcext:value-type="float">
            <text:p>207,18</text:p>
          </table:table-cell>
          <table:table-cell table:formula="of:=[.E18]*SUM([.$F$2:.F18])" office:value-type="float" office:value="0" calcext:value-type="float">
            <text:p>0,00</text:p>
          </table:table-cell>
          <table:table-cell/>
          <table:table-cell table:style-name="ce5" office:value-type="float" office:value="2.52430603797849" calcext:value-type="float">
            <text:p>3</text:p>
          </table:table-cell>
          <table:table-cell table:style-name="ce3" table:formula="of:=IF(([.G17]+[.D18])&lt;[.C18];[.G17]+[.D18];[.G17]+[.D18]-(FLOOR([.G17]/[.C18]))*[.C18])" office:value-type="float" office:value="185.296824040581" calcext:value-type="float">
            <text:p>185</text:p>
          </table:table-cell>
          <table:table-cell table:style-name="ce3" table:formula="of:=FLOOR([.G17]/[.C1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6-01" calcext:value-type="date">
            <text:p>01/06/12</text:p>
          </table:table-cell>
          <table:table-cell table:style-name="ce3" table:formula="of:=[$Sheet2.$B18]/[.C20]+([.D20]/[.C20])+[.H19]" office:value-type="float" office:value="1.58354692214219" calcext:value-type="float">
            <text:p>2</text:p>
          </table:table-cell>
          <table:table-cell table:style-name="ce6" office:value-type="float" office:value="190.12" calcext:value-type="float">
            <text:p>190,12</text:p>
          </table:table-cell>
          <table:table-cell table:formula="of:=[.E19]*SUM([.$F$2:.F19])" office:value-type="float" office:value="80.9594541276431" calcext:value-type="float">
            <text:p>80,96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2.51033454525591" calcext:value-type="float">
            <text:p>3</text:p>
          </table:table-cell>
          <table:table-cell table:style-name="ce3" table:formula="of:=IF(([.G18]+[.D19])&lt;[.C19];[.G18]+[.D19];[.G18]+[.D19]-(FLOOR([.G18]/[.C19]))*[.C19])" office:value-type="float" office:value="266.256278168224" calcext:value-type="float">
            <text:p>266</text:p>
          </table:table-cell>
          <table:table-cell table:style-name="ce3" table:formula="of:=FLOOR([.G18]/[.C1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7-01" calcext:value-type="date">
            <text:p>01/07/12</text:p>
          </table:table-cell>
          <table:table-cell table:style-name="ce3" table:formula="of:=[$Sheet2.$B19]/[.C21]+([.D21]/[.C21])+[.H20]" office:value-type="float" office:value="4.89353759973686" calcext:value-type="float">
            <text:p>5</text:p>
          </table:table-cell>
          <table:table-cell table:style-name="ce6" office:value-type="float" office:value="196.36" calcext:value-type="float">
            <text:p>196,36</text:p>
          </table:table-cell>
          <table:table-cell table:formula="of:=[.E20]*SUM([.$F$2:.F20])" office:value-type="float" office:value="0" calcext:value-type="float">
            <text:p>0,00</text:p>
          </table:table-cell>
          <table:table-cell/>
          <table:table-cell table:style-name="ce5" office:value-type="float" office:value="2.3603873376738" calcext:value-type="float">
            <text:p>2</text:p>
          </table:table-cell>
          <table:table-cell table:style-name="ce3" table:formula="of:=IF(([.G19]+[.D20])&lt;[.C20];[.G19]+[.D20];[.G19]+[.D20]-(FLOOR([.G19]/[.C20]))*[.C20])" office:value-type="float" office:value="69.8962781682245" calcext:value-type="float">
            <text:p>70</text:p>
          </table:table-cell>
          <table:table-cell table:style-name="ce3" table:formula="of:=FLOOR([.G19]/[.C20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8-01" calcext:value-type="date">
            <text:p>01/08/12</text:p>
          </table:table-cell>
          <table:table-cell table:style-name="ce3" table:formula="of:=[$Sheet2.$B20]/[.C22]+([.D22]/[.C22])+[.H21]" office:value-type="float" office:value="3.97266855327378" calcext:value-type="float">
            <text:p>4</text:p>
          </table:table-cell>
          <table:table-cell table:style-name="ce6" office:value-type="float" office:value="196.96" calcext:value-type="float">
            <text:p>196,96</text:p>
          </table:table-cell>
          <table:table-cell table:formula="of:=[.E21]*SUM([.$F$2:.F21])" office:value-type="float" office:value="0" calcext:value-type="float">
            <text:p>0,00</text:p>
          </table:table-cell>
          <table:table-cell/>
          <table:table-cell table:style-name="ce5" office:value-type="float" office:value="2.28118882421871" calcext:value-type="float">
            <text:p>2</text:p>
          </table:table-cell>
          <table:table-cell table:style-name="ce3" table:formula="of:=IF(([.G20]+[.D21])&lt;[.C21];[.G20]+[.D21];[.G20]+[.D21]-(FLOOR([.G20]/[.C21]))*[.C21])" office:value-type="float" office:value="69.8962781682245" calcext:value-type="float">
            <text:p>70</text:p>
          </table:table-cell>
          <table:table-cell table:style-name="ce3" table:formula="of:=FLOOR([.G20]/[.C2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09-01" calcext:value-type="date">
            <text:p>01/09/12</text:p>
          </table:table-cell>
          <table:table-cell table:style-name="ce3" table:formula="of:=[$Sheet2.$B21]/[.C23]+([.D23]/[.C23])+[.H22]" office:value-type="float" office:value="3.11461587068713" calcext:value-type="float">
            <text:p>3</text:p>
          </table:table-cell>
          <table:table-cell table:style-name="ce6" office:value-type="float" office:value="196.61" calcext:value-type="float">
            <text:p>196,61</text:p>
          </table:table-cell>
          <table:table-cell table:formula="of:=[.E22]*SUM([.$F$2:.F22])" office:value-type="float" office:value="98.0062549695413" calcext:value-type="float">
            <text:p>98,01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6.21625876925283" calcext:value-type="float">
            <text:p>6</text:p>
          </table:table-cell>
          <table:table-cell table:style-name="ce3" table:formula="of:=IF(([.G21]+[.D22])&lt;[.C22];[.G21]+[.D22];[.G21]+[.D22]-(FLOOR([.G21]/[.C22]))*[.C22])" office:value-type="float" office:value="167.902533137766" calcext:value-type="float">
            <text:p>168</text:p>
          </table:table-cell>
          <table:table-cell table:style-name="ce3" table:formula="of:=FLOOR([.G21]/[.C2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10-01" calcext:value-type="date">
            <text:p>01/10/12</text:p>
          </table:table-cell>
          <table:table-cell table:style-name="ce3" table:formula="of:=[$Sheet2.$B22]/[.C24]+([.D24]/[.C24])+[.H23]" office:value-type="float" office:value="2.96133795617931" calcext:value-type="float">
            <text:p>3</text:p>
          </table:table-cell>
          <table:table-cell table:style-name="ce6" office:value-type="float" office:value="198.68" calcext:value-type="float">
            <text:p>198,68</text:p>
          </table:table-cell>
          <table:table-cell table:formula="of:=[.E23]*SUM([.$F$2:.F23])" office:value-type="float" office:value="0" calcext:value-type="float">
            <text:p>0,00</text:p>
          </table:table-cell>
          <table:table-cell/>
          <table:table-cell table:style-name="ce5" office:value-type="float" office:value="3.01347723450542" calcext:value-type="float">
            <text:p>3</text:p>
          </table:table-cell>
          <table:table-cell table:style-name="ce3" table:formula="of:=IF(([.G22]+[.D23])&lt;[.C23];[.G22]+[.D23];[.G22]+[.D23]-(FLOOR([.G22]/[.C23]))*[.C23])" office:value-type="float" office:value="167.902533137766" calcext:value-type="float">
            <text:p>168</text:p>
          </table:table-cell>
          <table:table-cell table:style-name="ce3" table:formula="of:=FLOOR([.G22]/[.C2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11-01" calcext:value-type="date">
            <text:p>01/11/12</text:p>
          </table:table-cell>
          <table:table-cell table:style-name="ce3" table:formula="of:=[$Sheet2.$B23]/[.C25]+([.D25]/[.C25])+[.H24]" office:value-type="float" office:value="2.76399826943745" calcext:value-type="float">
            <text:p>3</text:p>
          </table:table-cell>
          <table:table-cell table:style-name="ce6" office:value-type="float" office:value="185.95" calcext:value-type="float">
            <text:p>185,95</text:p>
          </table:table-cell>
          <table:table-cell table:formula="of:=[.E24]*SUM([.$F$2:.F24])" office:value-type="float" office:value="0" calcext:value-type="float">
            <text:p>0,00</text:p>
          </table:table-cell>
          <table:table-cell/>
          <table:table-cell table:style-name="ce5" office:value-type="float" office:value="2.74754501357947" calcext:value-type="float">
            <text:p>3</text:p>
          </table:table-cell>
          <table:table-cell table:style-name="ce3" table:formula="of:=IF(([.G23]+[.D24])&lt;[.C24];[.G23]+[.D24];[.G23]+[.D24]-(FLOOR([.G23]/[.C24]))*[.C24])" office:value-type="float" office:value="167.902533137766" calcext:value-type="float">
            <text:p>168</text:p>
          </table:table-cell>
          <table:table-cell table:style-name="ce3" table:formula="of:=FLOOR([.G23]/[.C2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2-12-01" calcext:value-type="date">
            <text:p>01/12/12</text:p>
          </table:table-cell>
          <table:table-cell table:style-name="ce3" table:formula="of:=[$Sheet2.$B24]/[.C26]+([.D26]/[.C26])+[.H25]" office:value-type="float" office:value="1.87814561217856" calcext:value-type="float">
            <text:p>2</text:p>
          </table:table-cell>
          <table:table-cell table:style-name="ce6" office:value-type="float" office:value="182.21" calcext:value-type="float">
            <text:p>182,21</text:p>
          </table:table-cell>
          <table:table-cell table:formula="of:=[.E25]*SUM([.$F$2:.F25])" office:value-type="float" office:value="111.778594893634" calcext:value-type="float">
            <text:p>111,78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3.0111687863689" calcext:value-type="float">
            <text:p>3</text:p>
          </table:table-cell>
          <table:table-cell table:style-name="ce3" table:formula="of:=IF(([.G24]+[.D25])&lt;[.C25];[.G24]+[.D25];[.G24]+[.D25]-(FLOOR([.G24]/[.C25]))*[.C25])" office:value-type="float" office:value="279.6811280314" calcext:value-type="float">
            <text:p>280</text:p>
          </table:table-cell>
          <table:table-cell table:style-name="ce3" table:formula="of:=FLOOR([.G24]/[.C2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1-01" calcext:value-type="date">
            <text:p>01/01/13</text:p>
          </table:table-cell>
          <table:table-cell table:style-name="ce3" table:formula="of:=[$Sheet2.$B25]/[.C27]+([.D27]/[.C27])+[.H26]" office:value-type="float" office:value="5.04736911293973" calcext:value-type="float">
            <text:p>5</text:p>
          </table:table-cell>
          <table:table-cell table:style-name="ce6" office:value-type="float" office:value="185.39" calcext:value-type="float">
            <text:p>185,39</text:p>
          </table:table-cell>
          <table:table-cell table:formula="of:=[.E26]*SUM([.$F$2:.F26])" office:value-type="float" office:value="0" calcext:value-type="float">
            <text:p>0,00</text:p>
          </table:table-cell>
          <table:table-cell/>
          <table:table-cell table:style-name="ce5" office:value-type="float" office:value="2.59249611332983" calcext:value-type="float">
            <text:p>3</text:p>
          </table:table-cell>
          <table:table-cell table:style-name="ce3" table:formula="of:=IF(([.G25]+[.D26])&lt;[.C26];[.G25]+[.D26];[.G25]+[.D26]-(FLOOR([.G25]/[.C26]))*[.C26])" office:value-type="float" office:value="94.2911280313998" calcext:value-type="float">
            <text:p>94</text:p>
          </table:table-cell>
          <table:table-cell table:style-name="ce3" table:formula="of:=FLOOR([.G25]/[.C26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2-01" calcext:value-type="date">
            <text:p>01/02/13</text:p>
          </table:table-cell>
          <table:table-cell table:style-name="ce3" table:formula="of:=[$Sheet2.$B26]/[.C28]+([.D28]/[.C28])+[.H27]" office:value-type="float" office:value="4.0776385945086" calcext:value-type="float">
            <text:p>4</text:p>
          </table:table-cell>
          <table:table-cell table:style-name="ce6" office:value-type="float" office:value="195.47" calcext:value-type="float">
            <text:p>195,47</text:p>
          </table:table-cell>
          <table:table-cell table:formula="of:=[.E27]*SUM([.$F$2:.F27])" office:value-type="float" office:value="0" calcext:value-type="float">
            <text:p>0,00</text:p>
          </table:table-cell>
          <table:table-cell/>
          <table:table-cell table:style-name="ce5" office:value-type="float" office:value="2.52533823370167" calcext:value-type="float">
            <text:p>3</text:p>
          </table:table-cell>
          <table:table-cell table:style-name="ce3" table:formula="of:=IF(([.G26]+[.D27])&lt;[.C27];[.G26]+[.D27];[.G26]+[.D27]-(FLOOR([.G26]/[.C27]))*[.C27])" office:value-type="float" office:value="94.2911280313998" calcext:value-type="float">
            <text:p>94</text:p>
          </table:table-cell>
          <table:table-cell table:style-name="ce3" table:formula="of:=FLOOR([.G26]/[.C2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3-01" calcext:value-type="date">
            <text:p>01/03/13</text:p>
          </table:table-cell>
          <table:table-cell table:style-name="ce3" table:formula="of:=[$Sheet2.$B27]/[.C29]+([.D29]/[.C29])+[.H28]" office:value-type="float" office:value="3.07487946472498" calcext:value-type="float">
            <text:p>3</text:p>
          </table:table-cell>
          <table:table-cell table:style-name="ce6" office:value-type="float" office:value="191.65" calcext:value-type="float">
            <text:p>191,65</text:p>
          </table:table-cell>
          <table:table-cell table:formula="of:=[.E28]*SUM([.$F$2:.F28])" office:value-type="float" office:value="123.584699795467" calcext:value-type="float">
            <text:p>123,58</text:p>
          </table:table-cell>
          <table:table-cell office:value-type="float" office:value="1.57" calcext:value-type="float">
            <text:p>1,57</text:p>
          </table:table-cell>
          <table:table-cell table:style-name="ce5" office:value-type="float" office:value="2.40197769235278" calcext:value-type="float">
            <text:p>2</text:p>
          </table:table-cell>
          <table:table-cell table:style-name="ce3" table:formula="of:=IF(([.G27]+[.D28])&lt;[.C28];[.G27]+[.D28];[.G27]+[.D28]-(FLOOR([.G27]/[.C28]))*[.C28])" office:value-type="float" office:value="217.875827826867" calcext:value-type="float">
            <text:p>218</text:p>
          </table:table-cell>
          <table:table-cell table:style-name="ce3" table:formula="of:=FLOOR([.G27]/[.C2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4-01" calcext:value-type="date">
            <text:p>01/04/13</text:p>
          </table:table-cell>
          <table:table-cell table:style-name="ce3" table:formula="of:=[$Sheet2.$B28]/[.C30]+([.D30]/[.C30])+[.H29]" office:value-type="float" office:value="3.90705381491509" calcext:value-type="float">
            <text:p>4</text:p>
          </table:table-cell>
          <table:table-cell table:style-name="ce6" office:value-type="float" office:value="203.26" calcext:value-type="float">
            <text:p>203,26</text:p>
          </table:table-cell>
          <table:table-cell table:formula="of:=[.E29]*SUM([.$F$2:.F29])" office:value-type="float" office:value="0" calcext:value-type="float">
            <text:p>0,00</text:p>
          </table:table-cell>
          <table:table-cell/>
          <table:table-cell table:style-name="ce5" office:value-type="float" office:value="4.66199493864298" calcext:value-type="float">
            <text:p>5</text:p>
          </table:table-cell>
          <table:table-cell table:style-name="ce3" table:formula="of:=IF(([.G28]+[.D29])&lt;[.C29];[.G28]+[.D29];[.G28]+[.D29]-(FLOOR([.G28]/[.C29]))*[.C29])" office:value-type="float" office:value="14.6158278268668" calcext:value-type="float">
            <text:p>15</text:p>
          </table:table-cell>
          <table:table-cell table:style-name="ce3" table:formula="of:=FLOOR([.G28]/[.C29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5-01" calcext:value-type="date">
            <text:p>01/05/13</text:p>
          </table:table-cell>
          <table:table-cell table:style-name="ce3" table:formula="of:=[$Sheet2.$B29]/[.C31]+([.D31]/[.C31])+[.H30]" office:value-type="float" office:value="2.80760057165073" calcext:value-type="float">
            <text:p>3</text:p>
          </table:table-cell>
          <table:table-cell table:style-name="ce6" office:value-type="float" office:value="192.82" calcext:value-type="float">
            <text:p>192,82</text:p>
          </table:table-cell>
          <table:table-cell table:formula="of:=[.E30]*SUM([.$F$2:.F30])" office:value-type="float" office:value="0" calcext:value-type="float">
            <text:p>0,00</text:p>
          </table:table-cell>
          <table:table-cell/>
          <table:table-cell table:style-name="ce5" office:value-type="float" office:value="2.57413509060956" calcext:value-type="float">
            <text:p>3</text:p>
          </table:table-cell>
          <table:table-cell table:style-name="ce3" table:formula="of:=IF(([.G29]+[.D30])&lt;[.C30];[.G29]+[.D30];[.G29]+[.D30]-(FLOOR([.G29]/[.C30]))*[.C30])" office:value-type="float" office:value="14.6158278268668" calcext:value-type="float">
            <text:p>15</text:p>
          </table:table-cell>
          <table:table-cell table:style-name="ce3" table:formula="of:=FLOOR([.G29]/[.C3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3-06-01" calcext:value-type="date">
            <text:p>01/06/13</text:p>
          </table:table-cell>
          <table:table-cell table:style-name="ce3" table:formula="of:=[$Sheet2.$B30]/[.C32]+([.D32]/[.C32])+[.H31]" office:value-type="float" office:value="1.97990569946742" calcext:value-type="float">
            <text:p>2</text:p>
          </table:table-cell>
          <table:table-cell table:style-name="ce6" office:value-type="float" office:value="198.91" calcext:value-type="float">
            <text:p>198,91</text:p>
          </table:table-cell>
          <table:table-cell table:formula="of:=[.E31]*SUM([.$F$2:.F31])" office:value-type="float" office:value="143.177437680469" calcext:value-type="float">
            <text:p>143,18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2.42863504493169" calcext:value-type="float">
            <text:p>2</text:p>
          </table:table-cell>
          <table:table-cell table:style-name="ce3" table:formula="of:=IF(([.G30]+[.D31])&lt;[.C31];[.G30]+[.D31];[.G30]+[.D31]-(FLOOR([.G30]/[.C31]))*[.C31])" office:value-type="float" office:value="157.793265507336" calcext:value-type="float">
            <text:p>158</text:p>
          </table:table-cell>
          <table:table-cell table:style-name="ce3" table:formula="of:=FLOOR([.G30]/[.C31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3-07-01" calcext:value-type="date">
            <text:p>01/07/13</text:p>
          </table:table-cell>
          <table:table-cell table:style-name="ce3" table:formula="of:=[$Sheet2.$B31]/[.C33]+([.D33]/[.C33])+[.H32]" office:value-type="float" office:value="4.2119961694422" calcext:value-type="float">
            <text:p>4</text:p>
          </table:table-cell>
          <table:table-cell table:style-name="ce6" office:value-type="float" office:value="183.53" calcext:value-type="float">
            <text:p>183,53</text:p>
          </table:table-cell>
          <table:table-cell table:formula="of:=[.E32]*SUM([.$F$2:.F32])" office:value-type="float" office:value="0" calcext:value-type="float">
            <text:p>0,00</text:p>
          </table:table-cell>
          <table:table-cell/>
          <table:table-cell table:style-name="ce5" office:value-type="float" office:value="2.32518514054163" calcext:value-type="float">
            <text:p>2</text:p>
          </table:table-cell>
          <table:table-cell table:style-name="ce3" table:formula="of:=IF(([.G31]+[.D32])&lt;[.C32];[.G31]+[.D32];[.G31]+[.D32]-(FLOOR([.G31]/[.C32]))*[.C32])" office:value-type="float" office:value="157.793265507336" calcext:value-type="float">
            <text:p>158</text:p>
          </table:table-cell>
          <table:table-cell table:style-name="ce3" table:formula="of:=FLOOR([.G31]/[.C32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3-08-01" calcext:value-type="date">
            <text:p>01/08/13</text:p>
          </table:table-cell>
          <table:table-cell table:style-name="ce3" table:formula="of:=[$Sheet2.$B32]/[.C34]+([.D34]/[.C34])+[.H33]" office:value-type="float" office:value="4.46142183946865" calcext:value-type="float">
            <text:p>4</text:p>
          </table:table-cell>
          <table:table-cell table:style-name="ce6" office:value-type="float" office:value="187.83" calcext:value-type="float">
            <text:p>187,83</text:p>
          </table:table-cell>
          <table:table-cell table:formula="of:=[.E33]*SUM([.$F$2:.F33])" office:value-type="float" office:value="0" calcext:value-type="float">
            <text:p>0,00</text:p>
          </table:table-cell>
          <table:table-cell/>
          <table:table-cell table:style-name="ce5" office:value-type="float" office:value="2.4141713791292" calcext:value-type="float">
            <text:p>2</text:p>
          </table:table-cell>
          <table:table-cell table:style-name="ce3" table:formula="of:=IF(([.G32]+[.D33])&lt;[.C33];[.G32]+[.D33];[.G32]+[.D33]-(FLOOR([.G32]/[.C33]))*[.C33])" office:value-type="float" office:value="157.793265507336" calcext:value-type="float">
            <text:p>158</text:p>
          </table:table-cell>
          <table:table-cell table:style-name="ce3" table:formula="of:=FLOOR([.G32]/[.C33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3-09-01" calcext:value-type="date">
            <text:p>01/09/13</text:p>
          </table:table-cell>
          <table:table-cell table:style-name="ce3" table:formula="of:=[$Sheet2.$B33]/[.C35]+([.D35]/[.C35])+[.H34]" office:value-type="float" office:value="3.29950940254595" calcext:value-type="float">
            <text:p>3</text:p>
          </table:table-cell>
          <table:table-cell table:style-name="ce6" office:value-type="float" office:value="175.4" calcext:value-type="float">
            <text:p>175,40</text:p>
          </table:table-cell>
          <table:table-cell table:formula="of:=[.E34]*SUM([.$F$2:.F34])" office:value-type="float" office:value="163.721509454683" calcext:value-type="float">
            <text:p>163,72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7.94216926688068" calcext:value-type="float">
            <text:p>8</text:p>
          </table:table-cell>
          <table:table-cell table:style-name="ce3" table:formula="of:=IF(([.G33]+[.D34])&lt;[.C34];[.G33]+[.D34];[.G33]+[.D34]-(FLOOR([.G33]/[.C34]))*[.C34])" office:value-type="float" office:value="321.514774962019" calcext:value-type="float">
            <text:p>322</text:p>
          </table:table-cell>
          <table:table-cell table:style-name="ce3" table:formula="of:=FLOOR([.G33]/[.C3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3-10-01" calcext:value-type="date">
            <text:p>01/10/13</text:p>
          </table:table-cell>
          <table:table-cell table:style-name="ce3" table:formula="of:=[$Sheet2.$B34]/[.C36]+([.D36]/[.C36])+[.H35]" office:value-type="float" office:value="4.24911624038262" calcext:value-type="float">
            <text:p>4</text:p>
          </table:table-cell>
          <table:table-cell table:style-name="ce6" office:value-type="float" office:value="177.03" calcext:value-type="float">
            <text:p>177,03</text:p>
          </table:table-cell>
          <table:table-cell table:formula="of:=[.E35]*SUM([.$F$2:.F35])" office:value-type="float" office:value="0" calcext:value-type="float">
            <text:p>0,00</text:p>
          </table:table-cell>
          <table:table-cell/>
          <table:table-cell table:style-name="ce5" office:value-type="float" office:value="2.37894817375761" calcext:value-type="float">
            <text:p>2</text:p>
          </table:table-cell>
          <table:table-cell table:style-name="ce3" table:formula="of:=IF(([.G34]+[.D35])&lt;[.C35];[.G34]+[.D35];[.G34]+[.D35]-(FLOOR([.G34]/[.C35]))*[.C35])" office:value-type="float" office:value="144.484774962019" calcext:value-type="float">
            <text:p>144</text:p>
          </table:table-cell>
          <table:table-cell table:style-name="ce3" table:formula="of:=FLOOR([.G34]/[.C35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3-11-01" calcext:value-type="date">
            <text:p>01/11/13</text:p>
          </table:table-cell>
          <table:table-cell table:style-name="ce3" table:formula="of:=[$Sheet2.$B35]/[.C37]+([.D37]/[.C37])+[.H36]" office:value-type="float" office:value="3.3153123437075" calcext:value-type="float">
            <text:p>3</text:p>
          </table:table-cell>
          <table:table-cell table:style-name="ce6" office:value-type="float" office:value="171.75" calcext:value-type="float">
            <text:p>171,75</text:p>
          </table:table-cell>
          <table:table-cell table:formula="of:=[.E36]*SUM([.$F$2:.F36])" office:value-type="float" office:value="0" calcext:value-type="float">
            <text:p>0,00</text:p>
          </table:table-cell>
          <table:table-cell/>
          <table:table-cell table:style-name="ce5" office:value-type="float" office:value="2.34546658835936" calcext:value-type="float">
            <text:p>2</text:p>
          </table:table-cell>
          <table:table-cell table:style-name="ce3" table:formula="of:=IF(([.G35]+[.D36])&lt;[.C36];[.G35]+[.D36];[.G35]+[.D36]-(FLOOR([.G35]/[.C36]))*[.C36])" office:value-type="float" office:value="144.484774962019" calcext:value-type="float">
            <text:p>144</text:p>
          </table:table-cell>
          <table:table-cell table:style-name="ce3" table:formula="of:=FLOOR([.G35]/[.C36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3-12-01" calcext:value-type="date">
            <text:p>01/12/13</text:p>
          </table:table-cell>
          <table:table-cell table:style-name="ce3" table:formula="of:=[$Sheet2.$B36]/[.C38]+([.D38]/[.C38])+[.H37]" office:value-type="float" office:value="1.93636275479048" calcext:value-type="float">
            <text:p>2</text:p>
          </table:table-cell>
          <table:table-cell table:style-name="ce6" office:value-type="float" office:value="171.41" calcext:value-type="float">
            <text:p>171,41</text:p>
          </table:table-cell>
          <table:table-cell table:formula="of:=[.E37]*SUM([.$F$2:.F37])" office:value-type="float" office:value="175.195927828614" calcext:value-type="float">
            <text:p>175,20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2.35855954277908" calcext:value-type="float">
            <text:p>2</text:p>
          </table:table-cell>
          <table:table-cell table:style-name="ce3" table:formula="of:=IF(([.G36]+[.D37])&lt;[.C37];[.G36]+[.D37];[.G36]+[.D37]-(FLOOR([.G36]/[.C37]))*[.C37])" office:value-type="float" office:value="319.680702790633" calcext:value-type="float">
            <text:p>320</text:p>
          </table:table-cell>
          <table:table-cell table:style-name="ce3" table:formula="of:=FLOOR([.G36]/[.C3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1-01" calcext:value-type="date">
            <text:p>01/01/14</text:p>
          </table:table-cell>
          <table:table-cell table:style-name="ce3" table:formula="of:=[$Sheet2.$B37]/[.C39]+([.D39]/[.C39])+[.H38]" office:value-type="float" office:value="5.76584816084013" calcext:value-type="float">
            <text:p>6</text:p>
          </table:table-cell>
          <table:table-cell table:style-name="ce6" office:value-type="float" office:value="178.82" calcext:value-type="float">
            <text:p>178,82</text:p>
          </table:table-cell>
          <table:table-cell table:formula="of:=[.E38]*SUM([.$F$2:.F38])" office:value-type="float" office:value="0" calcext:value-type="float">
            <text:p>0,00</text:p>
          </table:table-cell>
          <table:table-cell/>
          <table:table-cell table:style-name="ce5" office:value-type="float" office:value="2.1861287507411" calcext:value-type="float">
            <text:p>2</text:p>
          </table:table-cell>
          <table:table-cell table:style-name="ce3" table:formula="of:=IF(([.G37]+[.D38])&lt;[.C38];[.G37]+[.D38];[.G37]+[.D38]-(FLOOR([.G37]/[.C38]))*[.C38])" office:value-type="float" office:value="140.860702790633" calcext:value-type="float">
            <text:p>141</text:p>
          </table:table-cell>
          <table:table-cell table:style-name="ce3" table:formula="of:=FLOOR([.G37]/[.C38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2-01" calcext:value-type="date">
            <text:p>01/02/14</text:p>
          </table:table-cell>
          <table:table-cell table:style-name="ce3" table:formula="of:=[$Sheet2.$B38]/[.C40]+([.D40]/[.C40])+[.H39]" office:value-type="float" office:value="4.61680460606222" calcext:value-type="float">
            <text:p>5</text:p>
          </table:table-cell>
          <table:table-cell table:style-name="ce6" office:value-type="float" office:value="168.13" calcext:value-type="float">
            <text:p>168,13</text:p>
          </table:table-cell>
          <table:table-cell table:formula="of:=[.E39]*SUM([.$F$2:.F39])" office:value-type="float" office:value="0" calcext:value-type="float">
            <text:p>0,00</text:p>
          </table:table-cell>
          <table:table-cell/>
          <table:table-cell table:style-name="ce5" office:value-type="float" office:value="2.30617690111077" calcext:value-type="float">
            <text:p>2</text:p>
          </table:table-cell>
          <table:table-cell table:style-name="ce3" table:formula="of:=IF(([.G38]+[.D39])&lt;[.C39];[.G38]+[.D39];[.G38]+[.D39]-(FLOOR([.G38]/[.C39]))*[.C39])" office:value-type="float" office:value="140.860702790633" calcext:value-type="float">
            <text:p>141</text:p>
          </table:table-cell>
          <table:table-cell table:style-name="ce3" table:formula="of:=FLOOR([.G38]/[.C3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3-01" calcext:value-type="date">
            <text:p>01/03/14</text:p>
          </table:table-cell>
          <table:table-cell table:style-name="ce3" table:formula="of:=[$Sheet2.$B39]/[.C41]+([.D41]/[.C41])+[.H40]" office:value-type="float" office:value="3.03880579308212" calcext:value-type="float">
            <text:p>3</text:p>
          </table:table-cell>
          <table:table-cell table:style-name="ce6" office:value-type="float" office:value="175.11" calcext:value-type="float">
            <text:p>175,11</text:p>
          </table:table-cell>
          <table:table-cell table:formula="of:=[.E40]*SUM([.$F$2:.F40])" office:value-type="float" office:value="186.558107303873" calcext:value-type="float">
            <text:p>186,56</text:p>
          </table:table-cell>
          <table:table-cell office:value-type="float" office:value="1.62" calcext:value-type="float">
            <text:p>1,62</text:p>
          </table:table-cell>
          <table:table-cell table:style-name="ce5" office:value-type="float" office:value="2.52138538225816" calcext:value-type="float">
            <text:p>3</text:p>
          </table:table-cell>
          <table:table-cell table:style-name="ce3" table:formula="of:=IF(([.G39]+[.D40])&lt;[.C40];[.G39]+[.D40];[.G39]+[.D40]-(FLOOR([.G39]/[.C40]))*[.C40])" office:value-type="float" office:value="327.418810094506" calcext:value-type="float">
            <text:p>327</text:p>
          </table:table-cell>
          <table:table-cell table:style-name="ce3" table:formula="of:=FLOOR([.G39]/[.C4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4-01" calcext:value-type="date">
            <text:p>01/04/14</text:p>
          </table:table-cell>
          <table:table-cell table:style-name="ce3" table:formula="of:=[$Sheet2.$B40]/[.C42]+([.D42]/[.C42])+[.H41]" office:value-type="float" office:value="4.01643037559867" calcext:value-type="float">
            <text:p>4</text:p>
          </table:table-cell>
          <table:table-cell table:style-name="ce6" office:value-type="float" office:value="184.46" calcext:value-type="float">
            <text:p>184,46</text:p>
          </table:table-cell>
          <table:table-cell table:formula="of:=[.E41]*SUM([.$F$2:.F41])" office:value-type="float" office:value="0" calcext:value-type="float">
            <text:p>0,00</text:p>
          </table:table-cell>
          <table:table-cell/>
          <table:table-cell table:style-name="ce5" office:value-type="float" office:value="16.210092427849" calcext:value-type="float">
            <text:p>16</text:p>
          </table:table-cell>
          <table:table-cell table:style-name="ce3" table:formula="of:=IF(([.G40]+[.D41])&lt;[.C41];[.G40]+[.D41];[.G40]+[.D41]-(FLOOR([.G40]/[.C41]))*[.C41])" office:value-type="float" office:value="142.958810094506" calcext:value-type="float">
            <text:p>143</text:p>
          </table:table-cell>
          <table:table-cell table:style-name="ce3" table:formula="of:=FLOOR([.G40]/[.C41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5-01" calcext:value-type="date">
            <text:p>01/05/14</text:p>
          </table:table-cell>
          <table:table-cell table:style-name="ce3" table:formula="of:=[$Sheet2.$B41]/[.C43]+([.D43]/[.C43])+[.H42]" office:value-type="float" office:value="3.53469640256259" calcext:value-type="float">
            <text:p>4</text:p>
          </table:table-cell>
          <table:table-cell table:style-name="ce6" office:value-type="float" office:value="187.51" calcext:value-type="float">
            <text:p>187,51</text:p>
          </table:table-cell>
          <table:table-cell table:formula="of:=[.E42]*SUM([.$F$2:.F42])" office:value-type="float" office:value="0" calcext:value-type="float">
            <text:p>0,00</text:p>
          </table:table-cell>
          <table:table-cell/>
          <table:table-cell table:style-name="ce5" office:value-type="float" office:value="1.86166489436169" calcext:value-type="float">
            <text:p>2</text:p>
          </table:table-cell>
          <table:table-cell table:style-name="ce3" table:formula="of:=IF(([.G41]+[.D42])&lt;[.C42];[.G41]+[.D42];[.G41]+[.D42]-(FLOOR([.G41]/[.C42]))*[.C42])" office:value-type="float" office:value="142.958810094506" calcext:value-type="float">
            <text:p>143</text:p>
          </table:table-cell>
          <table:table-cell table:style-name="ce3" table:formula="of:=FLOOR([.G41]/[.C4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6-01" calcext:value-type="date">
            <text:p>01/06/14</text:p>
          </table:table-cell>
          <table:table-cell table:style-name="ce3" table:formula="of:=[$Sheet2.$B42]/[.C44]+([.D44]/[.C44])+[.H43]" office:value-type="float" office:value="2.24378046492926" calcext:value-type="float">
            <text:p>2</text:p>
          </table:table-cell>
          <table:table-cell table:style-name="ce6" office:value-type="float" office:value="176.48" calcext:value-type="float">
            <text:p>176,48</text:p>
          </table:table-cell>
          <table:table-cell table:formula="of:=[.E43]*SUM([.$F$2:.F43])" office:value-type="float" office:value="220.577414672633" calcext:value-type="float">
            <text:p>220,58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2.09248446539533" calcext:value-type="float">
            <text:p>2</text:p>
          </table:table-cell>
          <table:table-cell table:style-name="ce3" table:formula="of:=IF(([.G42]+[.D43])&lt;[.C43];[.G42]+[.D43];[.G42]+[.D43]-(FLOOR([.G42]/[.C43]))*[.C43])" office:value-type="float" office:value="363.536224767139" calcext:value-type="float">
            <text:p>364</text:p>
          </table:table-cell>
          <table:table-cell table:style-name="ce3" table:formula="of:=FLOOR([.G42]/[.C4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7-01" calcext:value-type="date">
            <text:p>01/07/14</text:p>
          </table:table-cell>
          <table:table-cell table:style-name="ce3" table:formula="of:=[$Sheet2.$B43]/[.C45]+([.D45]/[.C45])+[.H44]" office:value-type="float" office:value="6.43202688999355" calcext:value-type="float">
            <text:p>6</text:p>
          </table:table-cell>
          <table:table-cell table:style-name="ce6" office:value-type="float" office:value="173.55" calcext:value-type="float">
            <text:p>173,55</text:p>
          </table:table-cell>
          <table:table-cell table:formula="of:=[.E44]*SUM([.$F$2:.F44])" office:value-type="float" office:value="0" calcext:value-type="float">
            <text:p>0,00</text:p>
          </table:table-cell>
          <table:table-cell/>
          <table:table-cell table:style-name="ce5" office:value-type="float" office:value="2.00697206038" calcext:value-type="float">
            <text:p>2</text:p>
          </table:table-cell>
          <table:table-cell table:style-name="ce3" table:formula="of:=IF(([.G43]+[.D44])&lt;[.C44];[.G43]+[.D44];[.G43]+[.D44]-(FLOOR([.G43]/[.C44]))*[.C44])" office:value-type="float" office:value="16.4362247671388" calcext:value-type="float">
            <text:p>16</text:p>
          </table:table-cell>
          <table:table-cell table:style-name="ce3" table:formula="of:=FLOOR([.G43]/[.C44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8-01" calcext:value-type="date">
            <text:p>01/08/14</text:p>
          </table:table-cell>
          <table:table-cell table:style-name="ce3" table:formula="of:=[$Sheet2.$B44]/[.C46]+([.D46]/[.C46])+[.H45]" office:value-type="float" office:value="4.57423058059178" calcext:value-type="float">
            <text:p>5</text:p>
          </table:table-cell>
          <table:table-cell table:style-name="ce6" office:value-type="float" office:value="181.96" calcext:value-type="float">
            <text:p>181,96</text:p>
          </table:table-cell>
          <table:table-cell table:formula="of:=[.E45]*SUM([.$F$2:.F45])" office:value-type="float" office:value="0" calcext:value-type="float">
            <text:p>0,00</text:p>
          </table:table-cell>
          <table:table-cell/>
          <table:table-cell table:style-name="ce5" office:value-type="float" office:value="1.95106297032324" calcext:value-type="float">
            <text:p>2</text:p>
          </table:table-cell>
          <table:table-cell table:style-name="ce3" table:formula="of:=IF(([.G44]+[.D45])&lt;[.C45];[.G44]+[.D45];[.G44]+[.D45]-(FLOOR([.G44]/[.C45]))*[.C45])" office:value-type="float" office:value="16.4362247671388" calcext:value-type="float">
            <text:p>16</text:p>
          </table:table-cell>
          <table:table-cell table:style-name="ce3" table:formula="of:=FLOOR([.G44]/[.C45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09-01" calcext:value-type="date">
            <text:p>01/09/14</text:p>
          </table:table-cell>
          <table:table-cell table:style-name="ce3" table:formula="of:=[$Sheet2.$B45]/[.C47]+([.D47]/[.C47])+[.H46]" office:value-type="float" office:value="3.02230217218902" calcext:value-type="float">
            <text:p>3</text:p>
          </table:table-cell>
          <table:table-cell table:style-name="ce6" office:value-type="float" office:value="184.04" calcext:value-type="float">
            <text:p>184,04</text:p>
          </table:table-cell>
          <table:table-cell table:formula="of:=[.E46]*SUM([.$F$2:.F46])" office:value-type="float" office:value="235.045279547256" calcext:value-type="float">
            <text:p>235,05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4.91795568992454" calcext:value-type="float">
            <text:p>5</text:p>
          </table:table-cell>
          <table:table-cell table:style-name="ce3" table:formula="of:=IF(([.G45]+[.D46])&lt;[.C46];[.G45]+[.D46];[.G45]+[.D46]-(FLOOR([.G45]/[.C46]))*[.C46])" office:value-type="float" office:value="251.481504314395" calcext:value-type="float">
            <text:p>251</text:p>
          </table:table-cell>
          <table:table-cell table:style-name="ce3" table:formula="of:=FLOOR([.G45]/[.C46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10-01" calcext:value-type="date">
            <text:p>01/10/14</text:p>
          </table:table-cell>
          <table:table-cell table:style-name="ce3" table:formula="of:=[$Sheet2.$B46]/[.C48]+([.D48]/[.C48])+[.H47]" office:value-type="float" office:value="4.52538303991805" calcext:value-type="float">
            <text:p>5</text:p>
          </table:table-cell>
          <table:table-cell table:style-name="ce6" office:value-type="float" office:value="181.4" calcext:value-type="float">
            <text:p>181,40</text:p>
          </table:table-cell>
          <table:table-cell table:formula="of:=[.E47]*SUM([.$F$2:.F47])" office:value-type="float" office:value="0" calcext:value-type="float">
            <text:p>0,00</text:p>
          </table:table-cell>
          <table:table-cell/>
          <table:table-cell table:style-name="ce5" office:value-type="float" office:value="2.06342812997286" calcext:value-type="float">
            <text:p>2</text:p>
          </table:table-cell>
          <table:table-cell table:style-name="ce3" table:formula="of:=IF(([.G46]+[.D47])&lt;[.C47];[.G46]+[.D47];[.G46]+[.D47]-(FLOOR([.G46]/[.C47]))*[.C47])" office:value-type="float" office:value="70.0815043143948" calcext:value-type="float">
            <text:p>70</text:p>
          </table:table-cell>
          <table:table-cell table:style-name="ce3" table:formula="of:=FLOOR([.G46]/[.C47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11-01" calcext:value-type="date">
            <text:p>01/11/14</text:p>
          </table:table-cell>
          <table:table-cell table:style-name="ce3" table:formula="of:=[$Sheet2.$B47]/[.C49]+([.D49]/[.C49])+[.H48]" office:value-type="float" office:value="3.95349403113565" calcext:value-type="float">
            <text:p>4</text:p>
          </table:table-cell>
          <table:table-cell table:style-name="ce6" office:value-type="float" office:value="156.89" calcext:value-type="float">
            <text:p>156,89</text:p>
          </table:table-cell>
          <table:table-cell table:formula="of:=[.E48]*SUM([.$F$2:.F48])" office:value-type="float" office:value="0" calcext:value-type="float">
            <text:p>0,00</text:p>
          </table:table-cell>
          <table:table-cell/>
          <table:table-cell table:style-name="ce5" office:value-type="float" office:value="1.94885335704802" calcext:value-type="float">
            <text:p>2</text:p>
          </table:table-cell>
          <table:table-cell table:style-name="ce3" table:formula="of:=IF(([.G47]+[.D48])&lt;[.C48];[.G47]+[.D48];[.G47]+[.D48]-(FLOOR([.G47]/[.C48]))*[.C48])" office:value-type="float" office:value="70.0815043143948" calcext:value-type="float">
            <text:p>70</text:p>
          </table:table-cell>
          <table:table-cell table:style-name="ce3" table:formula="of:=FLOOR([.G47]/[.C48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4-12-01" calcext:value-type="date">
            <text:p>01/12/14</text:p>
          </table:table-cell>
          <table:table-cell table:style-name="ce3" table:formula="of:=[$Sheet2.$B48]/[.C50]+([.D50]/[.C50])+[.H49]" office:value-type="float" office:value="2.4962057672338" calcext:value-type="float">
            <text:p>2</text:p>
          </table:table-cell>
          <table:table-cell table:style-name="ce6" office:value-type="float" office:value="154.39" calcext:value-type="float">
            <text:p>154,39</text:p>
          </table:table-cell>
          <table:table-cell table:formula="of:=[.E49]*SUM([.$F$2:.F49])" office:value-type="float" office:value="244.882867443641" calcext:value-type="float">
            <text:p>244,88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2.02304851076116" calcext:value-type="float">
            <text:p>2</text:p>
          </table:table-cell>
          <table:table-cell table:style-name="ce3" table:formula="of:=IF(([.G48]+[.D49])&lt;[.C49];[.G48]+[.D49];[.G48]+[.D49]-(FLOOR([.G48]/[.C49]))*[.C49])" office:value-type="float" office:value="314.964371758036" calcext:value-type="float">
            <text:p>315</text:p>
          </table:table-cell>
          <table:table-cell table:style-name="ce3" table:formula="of:=FLOOR([.G48]/[.C4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5-01-01" calcext:value-type="date">
            <text:p>01/01/15</text:p>
          </table:table-cell>
          <table:table-cell table:style-name="ce3" table:formula="of:=[$Sheet2.$B49]/[.C51]+([.D51]/[.C51])+[.H50]" office:value-type="float" office:value="7.3444155133418" calcext:value-type="float">
            <text:p>7</text:p>
          </table:table-cell>
          <table:table-cell table:style-name="ce6" office:value-type="float" office:value="154.08" calcext:value-type="float">
            <text:p>154,08</text:p>
          </table:table-cell>
          <table:table-cell table:formula="of:=[.E50]*SUM([.$F$2:.F50])" office:value-type="float" office:value="0" calcext:value-type="float">
            <text:p>0,00</text:p>
          </table:table-cell>
          <table:table-cell/>
          <table:table-cell table:style-name="ce5" office:value-type="float" office:value="2.0364037305613" calcext:value-type="float">
            <text:p>2</text:p>
          </table:table-cell>
          <table:table-cell table:style-name="ce3" table:formula="of:=IF(([.G49]+[.D50])&lt;[.C50];[.G49]+[.D50];[.G49]+[.D50]-(FLOOR([.G49]/[.C50]))*[.C50])" office:value-type="float" office:value="6.80437175803576" calcext:value-type="float">
            <text:p>7</text:p>
          </table:table-cell>
          <table:table-cell table:style-name="ce3" table:formula="of:=FLOOR([.G49]/[.C50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5-02-01" calcext:value-type="date">
            <text:p>01/02/15</text:p>
          </table:table-cell>
          <table:table-cell table:style-name="ce3" table:formula="of:=[$Sheet2.$B50]/[.C52]+([.D52]/[.C52])+[.H51]" office:value-type="float" office:value="5.6340005026175" calcext:value-type="float">
            <text:p>6</text:p>
          </table:table-cell>
          <table:table-cell table:style-name="ce6" office:value-type="float" office:value="147.1" calcext:value-type="float">
            <text:p>147,10</text:p>
          </table:table-cell>
          <table:table-cell table:formula="of:=[.E51]*SUM([.$F$2:.F51])" office:value-type="float" office:value="0" calcext:value-type="float">
            <text:p>0,00</text:p>
          </table:table-cell>
          <table:table-cell/>
          <table:table-cell table:style-name="ce5" office:value-type="float" office:value="2.00632715331068" calcext:value-type="float">
            <text:p>2</text:p>
          </table:table-cell>
          <table:table-cell table:style-name="ce3" table:formula="of:=IF(([.G50]+[.D51])&lt;[.C51];[.G50]+[.D51];[.G50]+[.D51]-(FLOOR([.G50]/[.C51]))*[.C51])" office:value-type="float" office:value="6.80437175803576" calcext:value-type="float">
            <text:p>7</text:p>
          </table:table-cell>
          <table:table-cell table:style-name="ce3" table:formula="of:=FLOOR([.G50]/[.C51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5-03-01" calcext:value-type="date">
            <text:p>01/03/15</text:p>
          </table:table-cell>
          <table:table-cell table:style-name="ce3" table:formula="of:=[$Sheet2.$B51]/[.C53]+([.D53]/[.C53])+[.H52]" office:value-type="float" office:value="3.43162420146105" calcext:value-type="float">
            <text:p>3</text:p>
          </table:table-cell>
          <table:table-cell table:style-name="ce6" office:value-type="float" office:value="154.43" calcext:value-type="float">
            <text:p>154,43</text:p>
          </table:table-cell>
          <table:table-cell table:formula="of:=[.E52]*SUM([.$F$2:.F52])" office:value-type="float" office:value="254.295150821191" calcext:value-type="float">
            <text:p>254,30</text:p>
          </table:table-cell>
          <table:table-cell office:value-type="float" office:value="1.63" calcext:value-type="float">
            <text:p>1,63</text:p>
          </table:table-cell>
          <table:table-cell table:style-name="ce5" office:value-type="float" office:value="1.73167609622024" calcext:value-type="float">
            <text:p>2</text:p>
          </table:table-cell>
          <table:table-cell table:style-name="ce3" table:formula="of:=IF(([.G51]+[.D52])&lt;[.C52];[.G51]+[.D52];[.G51]+[.D52]-(FLOOR([.G51]/[.C52]))*[.C52])" office:value-type="float" office:value="261.099522579227" calcext:value-type="float">
            <text:p>261</text:p>
          </table:table-cell>
          <table:table-cell table:style-name="ce3" table:formula="of:=FLOOR([.G51]/[.C5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5-04-01" calcext:value-type="date">
            <text:p>01/04/15</text:p>
          </table:table-cell>
          <table:table-cell table:style-name="ce3" table:formula="of:=[$Sheet2.$B52]/[.C54]+([.D54]/[.C54])+[.H53]" office:value-type="float" office:value="4.37324375437172" calcext:value-type="float">
            <text:p>4</text:p>
          </table:table-cell>
          <table:table-cell table:style-name="ce6" office:value-type="float" office:value="153.05" calcext:value-type="float">
            <text:p>153,05</text:p>
          </table:table-cell>
          <table:table-cell table:formula="of:=[.E53]*SUM([.$F$2:.F53])" office:value-type="float" office:value="0" calcext:value-type="float">
            <text:p>0,00</text:p>
          </table:table-cell>
          <table:table-cell/>
          <table:table-cell table:style-name="ce5" office:value-type="float" office:value="8.83503308011715" calcext:value-type="float">
            <text:p>9</text:p>
          </table:table-cell>
          <table:table-cell table:style-name="ce3" table:formula="of:=IF(([.G52]+[.D53])&lt;[.C53];[.G52]+[.D53];[.G52]+[.D53]-(FLOOR([.G52]/[.C53]))*[.C53])" office:value-type="float" office:value="108.049522579227" calcext:value-type="float">
            <text:p>108</text:p>
          </table:table-cell>
          <table:table-cell table:style-name="ce3" table:formula="of:=FLOOR([.G52]/[.C53])" office:value-type="float" office:value="1" calcext:value-type="float">
            <text:p>1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5-05-01" calcext:value-type="date">
            <text:p>01/05/15</text:p>
          </table:table-cell>
          <table:table-cell table:style-name="ce3" table:formula="of:=[$Sheet2.$B53]/[.C55]+([.D55]/[.C55])+[.H54]" office:value-type="float" office:value="3.82181080954614" calcext:value-type="float">
            <text:p>4</text:p>
          </table:table-cell>
          <table:table-cell table:style-name="ce6" office:value-type="float" office:value="165.43" calcext:value-type="float">
            <text:p>165,43</text:p>
          </table:table-cell>
          <table:table-cell table:formula="of:=[.E54]*SUM([.$F$2:.F54])" office:value-type="float" office:value="0" calcext:value-type="float">
            <text:p>0,00</text:p>
          </table:table-cell>
          <table:table-cell/>
          <table:table-cell table:style-name="ce5" office:value-type="float" office:value="1.70610033234834" calcext:value-type="float">
            <text:p>2</text:p>
          </table:table-cell>
          <table:table-cell table:style-name="ce3" table:formula="of:=IF(([.G53]+[.D54])&lt;[.C54];[.G53]+[.D54];[.G53]+[.D54]-(FLOOR([.G53]/[.C54]))*[.C54])" office:value-type="float" office:value="108.049522579227" calcext:value-type="float">
            <text:p>108</text:p>
          </table:table-cell>
          <table:table-cell table:style-name="ce3" table:formula="of:=FLOOR([.G53]/[.C54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5-06-01" calcext:value-type="date">
            <text:p>01/06/15</text:p>
          </table:table-cell>
          <table:table-cell table:style-name="ce3" table:formula="of:=[$Sheet2.$B54]/[.C56]+([.D56]/[.C56])+[.H55]" office:value-type="float" office:value="2.47092902582536" calcext:value-type="float">
            <text:p>2</text:p>
          </table:table-cell>
          <table:table-cell table:style-name="ce6" office:value-type="float" office:value="162.58" calcext:value-type="float">
            <text:p>162,58</text:p>
          </table:table-cell>
          <table:table-cell table:formula="of:=[.E55]*SUM([.$F$2:.F55])" office:value-type="float" office:value="276.046134012696" calcext:value-type="float">
            <text:p>276,05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.77038502758472" calcext:value-type="float">
            <text:p>2</text:p>
          </table:table-cell>
          <table:table-cell table:style-name="ce3" table:formula="of:=IF(([.G54]+[.D55])&lt;[.C55];[.G54]+[.D55];[.G54]+[.D55]-(FLOOR([.G54]/[.C55]))*[.C55])" office:value-type="float" office:value="384.095656591923" calcext:value-type="float">
            <text:p>384</text:p>
          </table:table-cell>
          <table:table-cell table:style-name="ce3" table:formula="of:=FLOOR([.G54]/[.C55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5-07-01" calcext:value-type="date">
            <text:p>01/07/15</text:p>
          </table:table-cell>
          <table:table-cell table:style-name="ce3" table:formula="of:=[$Sheet2.$B55]/[.C57]+([.D57]/[.C57])+[.H56]" office:value-type="float" office:value="6.30491173208985" calcext:value-type="float">
            <text:p>6</text:p>
          </table:table-cell>
          <table:table-cell table:style-name="ce6" office:value-type="float" office:value="156.62" calcext:value-type="float">
            <text:p>156,62</text:p>
          </table:table-cell>
          <table:table-cell table:formula="of:=[.E56]*SUM([.$F$2:.F56])" office:value-type="float" office:value="0" calcext:value-type="float">
            <text:p>0,00</text:p>
          </table:table-cell>
          <table:table-cell/>
          <table:table-cell table:style-name="ce5" office:value-type="float" office:value="1.79296915117685" calcext:value-type="float">
            <text:p>2</text:p>
          </table:table-cell>
          <table:table-cell table:style-name="ce3" table:formula="of:=IF(([.G55]+[.D56])&lt;[.C56];[.G55]+[.D56];[.G55]+[.D56]-(FLOOR([.G55]/[.C56]))*[.C56])" office:value-type="float" office:value="70.8556565919227" calcext:value-type="float">
            <text:p>71</text:p>
          </table:table-cell>
          <table:table-cell table:style-name="ce3" table:formula="of:=FLOOR([.G55]/[.C56])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5-08-01" calcext:value-type="date">
            <text:p>01/08/15</text:p>
          </table:table-cell>
          <table:table-cell table:style-name="ce3" table:formula="of:=[$Sheet2.$B56]/[.C58]+([.D58]/[.C58])+[.H57]" office:value-type="float" office:value="6.54897073372395" calcext:value-type="float">
            <text:p>7</text:p>
          </table:table-cell>
          <table:table-cell table:style-name="ce6" office:value-type="float" office:value="154.45" calcext:value-type="float">
            <text:p>154,45</text:p>
          </table:table-cell>
          <table:table-cell table:formula="of:=[.E57]*SUM([.$F$2:.F57])" office:value-type="float" office:value="0" calcext:value-type="float">
            <text:p>0,00</text:p>
          </table:table-cell>
          <table:table-cell/>
          <table:table-cell table:style-name="ce5" office:value-type="float" office:value="1.78081703885743" calcext:value-type="float">
            <text:p>2</text:p>
          </table:table-cell>
          <table:table-cell table:style-name="ce3" table:formula="of:=IF(([.G56]+[.D57])&lt;[.C57];[.G56]+[.D57];[.G56]+[.D57]-(FLOOR([.G56]/[.C57]))*[.C57])" office:value-type="float" office:value="70.8556565919227" calcext:value-type="float">
            <text:p>71</text:p>
          </table:table-cell>
          <table:table-cell table:style-name="ce3" table:formula="of:=FLOOR([.G56]/[.C57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5-09-01" calcext:value-type="date">
            <text:p>01/09/15</text:p>
          </table:table-cell>
          <table:table-cell table:style-name="ce3" table:formula="of:=[$Sheet2.$B57]/[.C59]+([.D59]/[.C59])+[.H58]" office:value-type="float" office:value="4.05694259718325" calcext:value-type="float">
            <text:p>4</text:p>
          </table:table-cell>
          <table:table-cell table:style-name="ce6" office:value-type="float" office:value="138.41" calcext:value-type="float">
            <text:p>138,41</text:p>
          </table:table-cell>
          <table:table-cell table:formula="of:=[.E58]*SUM([.$F$2:.F58])" office:value-type="float" office:value="290.679492456702" calcext:value-type="float">
            <text:p>290,68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5.34899334899335" calcext:value-type="float">
            <text:p>5</text:p>
          </table:table-cell>
          <table:table-cell table:style-name="ce3" table:formula="of:=IF(([.G57]+[.D58])&lt;[.C58];[.G57]+[.D58];[.G57]+[.D58]-(FLOOR([.G57]/[.C58]))*[.C58])" office:value-type="float" office:value="361.535149048625" calcext:value-type="float">
            <text:p>362</text:p>
          </table:table-cell>
          <table:table-cell table:style-name="ce3" table:formula="of:=FLOOR([.G57]/[.C58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5-10-01" calcext:value-type="date">
            <text:p>01/10/15</text:p>
          </table:table-cell>
          <table:table-cell table:style-name="ce3" table:formula="of:=[$Sheet2.$B58]/[.C60]+([.D60]/[.C60])+[.H59]" office:value-type="float" office:value="5.81740001465882" calcext:value-type="float">
            <text:p>6</text:p>
          </table:table-cell>
          <table:table-cell table:style-name="ce6" office:value-type="float" office:value="138.79" calcext:value-type="float">
            <text:p>138,79</text:p>
          </table:table-cell>
          <table:table-cell table:formula="of:=[.E59]*SUM([.$F$2:.F59])" office:value-type="float" office:value="0" calcext:value-type="float">
            <text:p>0,00</text:p>
          </table:table-cell>
          <table:table-cell/>
          <table:table-cell table:style-name="ce5" office:value-type="float" office:value="1.88908045004244" calcext:value-type="float">
            <text:p>2</text:p>
          </table:table-cell>
          <table:table-cell table:style-name="ce3" table:formula="of:=IF(([.G58]+[.D59])&lt;[.C59];[.G58]+[.D59];[.G58]+[.D59]-(FLOOR([.G58]/[.C59]))*[.C59])" office:value-type="float" office:value="83.9551490486247" calcext:value-type="float">
            <text:p>84</text:p>
          </table:table-cell>
          <table:table-cell table:style-name="ce3" table:formula="of:=FLOOR([.G58]/[.C59])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5-11-01" calcext:value-type="date">
            <text:p>01/11/15</text:p>
          </table:table-cell>
          <table:table-cell table:style-name="ce3" table:formula="of:=[$Sheet2.$B59]/[.C61]+([.D61]/[.C61])+[.H60]" office:value-type="float" office:value="4.62089394157293" calcext:value-type="float">
            <text:p>5</text:p>
          </table:table-cell>
          <table:table-cell table:style-name="ce6" office:value-type="float" office:value="134.2" calcext:value-type="float">
            <text:p>134,20</text:p>
          </table:table-cell>
          <table:table-cell table:formula="of:=[.E60]*SUM([.$F$2:.F60])" office:value-type="float" office:value="0" calcext:value-type="float">
            <text:p>0,00</text:p>
          </table:table-cell>
          <table:table-cell/>
          <table:table-cell table:style-name="ce5" office:value-type="float" office:value="1.90122743243038" calcext:value-type="float">
            <text:p>2</text:p>
          </table:table-cell>
          <table:table-cell table:style-name="ce3" table:formula="of:=IF(([.G59]+[.D60])&lt;[.C60];[.G59]+[.D60];[.G59]+[.D60]-(FLOOR([.G59]/[.C60]))*[.C60])" office:value-type="float" office:value="83.9551490486247" calcext:value-type="float">
            <text:p>84</text:p>
          </table:table-cell>
          <table:table-cell table:style-name="ce3" table:formula="of:=FLOOR([.G59]/[.C60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5-12-01" calcext:value-type="date">
            <text:p>01/12/15</text:p>
          </table:table-cell>
          <table:table-cell table:style-name="ce3" table:formula="of:=[$Sheet2.$B60]/[.C62]+([.D62]/[.C62])+[.H61]" office:value-type="float" office:value="2.96043532135644" calcext:value-type="float">
            <text:p>3</text:p>
          </table:table-cell>
          <table:table-cell table:style-name="ce6" office:value-type="float" office:value="133.32" calcext:value-type="float">
            <text:p>133,32</text:p>
          </table:table-cell>
          <table:table-cell table:formula="of:=[.E61]*SUM([.$F$2:.F61])" office:value-type="float" office:value="299.601884087971" calcext:value-type="float">
            <text:p>299,60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.65017481952038" calcext:value-type="float">
            <text:p>2</text:p>
          </table:table-cell>
          <table:table-cell table:style-name="ce3" table:formula="of:=IF(([.G60]+[.D61])&lt;[.C61];[.G60]+[.D61];[.G60]+[.D61]-(FLOOR([.G60]/[.C61]))*[.C61])" office:value-type="float" office:value="383.557033136596" calcext:value-type="float">
            <text:p>384</text:p>
          </table:table-cell>
          <table:table-cell table:style-name="ce3" table:formula="of:=FLOOR([.G60]/[.C61])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6-01-01" calcext:value-type="date">
            <text:p>01/01/16</text:p>
          </table:table-cell>
          <table:table-cell table:style-name="ce3" table:formula="of:=[$Sheet2.$B61]/[.C63]+([.D63]/[.C63])+[.H62]" office:value-type="float" office:value="8.11634561560774" calcext:value-type="float">
            <text:p>8</text:p>
          </table:table-cell>
          <table:table-cell table:style-name="ce6" office:value-type="float" office:value="129.52" calcext:value-type="float">
            <text:p>129,52</text:p>
          </table:table-cell>
          <table:table-cell table:formula="of:=[.E62]*SUM([.$F$2:.F62])" office:value-type="float" office:value="0" calcext:value-type="float">
            <text:p>0,00</text:p>
          </table:table-cell>
          <table:table-cell/>
          <table:table-cell table:style-name="ce5" office:value-type="float" office:value="1.68989072220251" calcext:value-type="float">
            <text:p>2</text:p>
          </table:table-cell>
          <table:table-cell table:style-name="ce3" table:formula="of:=IF(([.G61]+[.D62])&lt;[.C62];[.G61]+[.D62];[.G61]+[.D62]-(FLOOR([.G61]/[.C62]))*[.C62])" office:value-type="float" office:value="124.517033136596" calcext:value-type="float">
            <text:p>125</text:p>
          </table:table-cell>
          <table:table-cell table:style-name="ce3" table:formula="of:=FLOOR([.G61]/[.C62])" office:value-type="float" office:value="2" calcext:value-type="float">
            <text:p>2</text:p>
          </table:table-cell>
          <table:table-cell table:number-columns-repeated="16376"/>
        </table:table-row>
        <table:table-row table:style-name="ro1">
          <table:table-cell table:style-name="ce2" office:value-type="date" office:date-value="2016-02-01" calcext:value-type="date">
            <text:p>01/02/16</text:p>
          </table:table-cell>
          <table:table-cell table:style-name="ce3" table:formula="of:=[$Sheet2.$B62]/[.C64]+([.D64]/[.C64])+[.H63]" office:value-type="float" office:value="8.31954560730117" calcext:value-type="float">
            <text:p>8</text:p>
          </table:table-cell>
          <table:table-cell table:style-name="ce6" office:value-type="float" office:value="118.82" calcext:value-type="float">
            <text:p>118,82</text:p>
          </table:table-cell>
          <table:table-cell table:formula="of:=[.E63]*SUM([.$F$2:.F63])" office:value-type="float" office:value="0" calcext:value-type="float">
            <text:p>0,00</text:p>
          </table:table-cell>
          <table:table-cell/>
          <table:table-cell table:style-name="ce5" office:value-type="float" office:value="1.95960394052837" calcext:value-type="float">
            <text:p>2</text:p>
          </table:table-cell>
          <table:table-cell table:style-name="ce3" table:formula="of:=IF(([.G62]+[.D63])&lt;[.C63];[.G62]+[.D63];[.G62]+[.D63]-(FLOOR([.G62]/[.C63]))*[.C63])" office:value-type="float" office:value="5.69703313659568" calcext:value-type="float">
            <text:p>6</text:p>
          </table:table-cell>
          <table:table-cell table:style-name="ce3" table:formula="of:=FLOOR([.G62]/[.C63])" office:value-type="float" office:value="1" calcext:value-type="float">
            <text:p>1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3-01" calcext:value-type="date">
            <text:p>01/03/16</text:p>
          </table:table-cell>
          <table:table-cell table:style-name="ce3" table:formula="of:=[$Sheet2.$B63]/[.C65]+([.D65]/[.C65])+[.H64]" office:value-type="float" office:value="3.88171754511487" calcext:value-type="float">
            <text:p>4</text:p>
          </table:table-cell>
          <table:table-cell table:style-name="ce6" office:value-type="float" office:value="126.31" calcext:value-type="float">
            <text:p>126,31</text:p>
          </table:table-cell>
          <table:table-cell table:formula="of:=[.E64]*SUM([.$F$2:.F64])" office:value-type="float" office:value="308.768258860181" calcext:value-type="float">
            <text:p>308,77</text:p>
          </table:table-cell>
          <table:table-cell office:value-type="float" office:value="1.64" calcext:value-type="float">
            <text:p>1,64</text:p>
          </table:table-cell>
          <table:table-cell table:style-name="ce5" office:value-type="float" office:value="1.93975824715375" calcext:value-type="float">
            <text:p>2</text:p>
          </table:table-cell>
          <table:table-cell table:style-name="ce3" table:formula="of:=IF(([.G63]+[.D64])&lt;[.C64];[.G63]+[.D64];[.G63]+[.D64]-(FLOOR([.G63]/[.C64]))*[.C64])" office:value-type="float" office:value="314.465291996777" calcext:value-type="float">
            <text:p>314</text:p>
          </table:table-cell>
          <table:table-cell table:style-name="ce3" table:formula="of:=FLOOR([.G63]/[.C64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4-01" calcext:value-type="date">
            <text:p>01/04/16</text:p>
          </table:table-cell>
          <table:table-cell table:style-name="ce3" table:formula="of:=[$Sheet2.$B64]/[.C66]+([.D66]/[.C66])+[.H65]" office:value-type="float" office:value="5.60048759243172" calcext:value-type="float">
            <text:p>6</text:p>
          </table:table-cell>
          <table:table-cell table:style-name="ce6" office:value-type="float" office:value="143.76" calcext:value-type="float">
            <text:p>143,76</text:p>
          </table:table-cell>
          <table:table-cell table:formula="of:=[.E65]*SUM([.$F$2:.F65])" office:value-type="float" office:value="0" calcext:value-type="float">
            <text:p>0,00</text:p>
          </table:table-cell>
          <table:table-cell/>
          <table:table-cell table:style-name="ce5" office:value-type="float" office:value="7.49507550388577" calcext:value-type="float">
            <text:p>7</text:p>
          </table:table-cell>
          <table:table-cell table:style-name="ce3" table:formula="of:=IF(([.G64]+[.D65])&lt;[.C65];[.G64]+[.D65];[.G64]+[.D65]-(FLOOR([.G64]/[.C65]))*[.C65])" office:value-type="float" office:value="26.9452919967767" calcext:value-type="float">
            <text:p>27</text:p>
          </table:table-cell>
          <table:table-cell table:style-name="ce3" table:formula="of:=FLOOR([.G64]/[.C65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5-01" calcext:value-type="date">
            <text:p>01/05/16</text:p>
          </table:table-cell>
          <table:table-cell table:style-name="ce3" table:formula="of:=[$Sheet2.$B65]/[.C67]+([.D67]/[.C67])+[.H66]" office:value-type="float" office:value="4.46648318207437" calcext:value-type="float">
            <text:p>4</text:p>
          </table:table-cell>
          <table:table-cell table:style-name="ce6" office:value-type="float" office:value="139.99" calcext:value-type="float">
            <text:p>139,99</text:p>
          </table:table-cell>
          <table:table-cell table:formula="of:=[.E66]*SUM([.$F$2:.F66])" office:value-type="float" office:value="0" calcext:value-type="float">
            <text:p>0,00</text:p>
          </table:table-cell>
          <table:table-cell/>
          <table:table-cell table:style-name="ce5" office:value-type="float" office:value="1.80801354997675" calcext:value-type="float">
            <text:p>2</text:p>
          </table:table-cell>
          <table:table-cell table:style-name="ce3" table:formula="of:=IF(([.G65]+[.D66])&lt;[.C66];[.G65]+[.D66];[.G65]+[.D66]-(FLOOR([.G65]/[.C66]))*[.C66])" office:value-type="float" office:value="26.9452919967767" calcext:value-type="float">
            <text:p>27</text:p>
          </table:table-cell>
          <table:table-cell table:style-name="ce3" table:formula="of:=FLOOR([.G65]/[.C66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6-01" calcext:value-type="date">
            <text:p>01/06/16</text:p>
          </table:table-cell>
          <table:table-cell table:style-name="ce3" table:formula="of:=[$Sheet2.$B66]/[.C68]+([.D68]/[.C68])+[.H67]" office:value-type="float" office:value="2.69553229538807" calcext:value-type="float">
            <text:p>3</text:p>
          </table:table-cell>
          <table:table-cell table:style-name="ce6" office:value-type="float" office:value="146.14" calcext:value-type="float">
            <text:p>146,14</text:p>
          </table:table-cell>
          <table:table-cell table:formula="of:=[.E67]*SUM([.$F$2:.F67])" office:value-type="float" office:value="328.897655337157" calcext:value-type="float">
            <text:p>328,90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.75549469840601" calcext:value-type="float">
            <text:p>2</text:p>
          </table:table-cell>
          <table:table-cell table:style-name="ce3" table:formula="of:=IF(([.G66]+[.D67])&lt;[.C67];[.G66]+[.D67];[.G66]+[.D67]-(FLOOR([.G66]/[.C67]))*[.C67])" office:value-type="float" office:value="355.842947333934" calcext:value-type="float">
            <text:p>356</text:p>
          </table:table-cell>
          <table:table-cell table:style-name="ce3" table:formula="of:=FLOOR([.G66]/[.C67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7-01" calcext:value-type="date">
            <text:p>01/07/16</text:p>
          </table:table-cell>
          <table:table-cell table:style-name="ce3" table:formula="of:=[$Sheet2.$B67]/[.C69]+([.D69]/[.C69])+[.H68]" office:value-type="float" office:value="6.50053916459192" calcext:value-type="float">
            <text:p>7</text:p>
          </table:table-cell>
          <table:table-cell table:style-name="ce6" office:value-type="float" office:value="145.37" calcext:value-type="float">
            <text:p>145,37</text:p>
          </table:table-cell>
          <table:table-cell table:formula="of:=[.E68]*SUM([.$F$2:.F68])" office:value-type="float" office:value="0" calcext:value-type="float">
            <text:p>0,00</text:p>
          </table:table-cell>
          <table:table-cell/>
          <table:table-cell table:style-name="ce5" office:value-type="float" office:value="1.78030343491745" calcext:value-type="float">
            <text:p>2</text:p>
          </table:table-cell>
          <table:table-cell table:style-name="ce3" table:formula="of:=IF(([.G67]+[.D68])&lt;[.C68];[.G67]+[.D68];[.G67]+[.D68]-(FLOOR([.G67]/[.C68]))*[.C68])" office:value-type="float" office:value="65.1029473339337" calcext:value-type="float">
            <text:p>65</text:p>
          </table:table-cell>
          <table:table-cell table:style-name="ce3" table:formula="of:=FLOOR([.G67]/[.C68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8-01" calcext:value-type="date">
            <text:p>01/08/16</text:p>
          </table:table-cell>
          <table:table-cell table:style-name="ce3" table:formula="of:=[$Sheet2.$B68]/[.C70]+([.D70]/[.C70])+[.H69]" office:value-type="float" office:value="6.14896413508277" calcext:value-type="float">
            <text:p>6</text:p>
          </table:table-cell>
          <table:table-cell table:style-name="ce6" office:value-type="float" office:value="153.45" calcext:value-type="float">
            <text:p>153,45</text:p>
          </table:table-cell>
          <table:table-cell table:formula="of:=[.E69]*SUM([.$F$2:.F69])" office:value-type="float" office:value="0" calcext:value-type="float">
            <text:p>0,00</text:p>
          </table:table-cell>
          <table:table-cell/>
          <table:table-cell table:style-name="ce5" office:value-type="float" office:value="6.43840079033177" calcext:value-type="float">
            <text:p>6</text:p>
          </table:table-cell>
          <table:table-cell table:style-name="ce3" table:formula="of:=IF(([.G68]+[.D69])&lt;[.C69];[.G68]+[.D69];[.G68]+[.D69]-(FLOOR([.G68]/[.C69]))*[.C69])" office:value-type="float" office:value="65.1029473339337" calcext:value-type="float">
            <text:p>65</text:p>
          </table:table-cell>
          <table:table-cell table:style-name="ce3" table:formula="of:=FLOOR([.G68]/[.C69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09-01" calcext:value-type="date">
            <text:p>01/09/16</text:p>
          </table:table-cell>
          <table:table-cell table:style-name="ce3" table:formula="of:=[$Sheet2.$B69]/[.C71]+([.D71]/[.C71])+[.H70]" office:value-type="float" office:value="3.53837208841514" calcext:value-type="float">
            <text:p>4</text:p>
          </table:table-cell>
          <table:table-cell table:style-name="ce6" office:value-type="float" office:value="151.22" calcext:value-type="float">
            <text:p>151,22</text:p>
          </table:table-cell>
          <table:table-cell table:formula="of:=[.E70]*SUM([.$F$2:.F70])" office:value-type="float" office:value="345.734206974506" calcext:value-type="float">
            <text:p>345,73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.98526646405302" calcext:value-type="float">
            <text:p>2</text:p>
          </table:table-cell>
          <table:table-cell table:style-name="ce3" table:formula="of:=IF(([.G69]+[.D70])&lt;[.C70];[.G69]+[.D70];[.G69]+[.D70]-(FLOOR([.G69]/[.C70]))*[.C70])" office:value-type="float" office:value="410.83715430844" calcext:value-type="float">
            <text:p>411</text:p>
          </table:table-cell>
          <table:table-cell table:style-name="ce3" table:formula="of:=FLOOR([.G69]/[.C70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10-01" calcext:value-type="date">
            <text:p>01/10/16</text:p>
          </table:table-cell>
          <table:table-cell table:style-name="ce3" table:formula="of:=[$Sheet2.$B70]/[.C72]+([.D72]/[.C72])+[.H71]" office:value-type="float" office:value="5.31729179482471" calcext:value-type="float">
            <text:p>5</text:p>
          </table:table-cell>
          <table:table-cell table:style-name="ce6" office:value-type="float" office:value="150.97" calcext:value-type="float">
            <text:p>150,97</text:p>
          </table:table-cell>
          <table:table-cell table:formula="of:=[.E71]*SUM([.$F$2:.F71])" office:value-type="float" office:value="0" calcext:value-type="float">
            <text:p>0,00</text:p>
          </table:table-cell>
          <table:table-cell/>
          <table:table-cell table:style-name="ce5" office:value-type="float" office:value="1.72220787048997" calcext:value-type="float">
            <text:p>2</text:p>
          </table:table-cell>
          <table:table-cell table:style-name="ce3" table:formula="of:=IF(([.G70]+[.D71])&lt;[.C71];[.G70]+[.D71];[.G70]+[.D71]-(FLOOR([.G70]/[.C71]))*[.C71])" office:value-type="float" office:value="108.89715430844" calcext:value-type="float">
            <text:p>109</text:p>
          </table:table-cell>
          <table:table-cell table:style-name="ce3" table:formula="of:=FLOOR([.G70]/[.C71])" office:value-type="float" office:value="2" calcext:value-type="float">
            <text:p>2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11-01" calcext:value-type="date">
            <text:p>01/11/16</text:p>
          </table:table-cell>
          <table:table-cell table:style-name="ce3" table:formula="of:=[$Sheet2.$B71]/[.C73]+([.D73]/[.C73])+[.H72]" office:value-type="float" office:value="4.37631573950463" calcext:value-type="float">
            <text:p>4</text:p>
          </table:table-cell>
          <table:table-cell table:style-name="ce6" office:value-type="float" office:value="146.62" calcext:value-type="float">
            <text:p>146,62</text:p>
          </table:table-cell>
          <table:table-cell table:formula="of:=[.E72]*SUM([.$F$2:.F72])" office:value-type="float" office:value="0" calcext:value-type="float">
            <text:p>0,00</text:p>
          </table:table-cell>
          <table:table-cell/>
          <table:table-cell table:style-name="ce5" office:value-type="float" office:value="1.5814885374976" calcext:value-type="float">
            <text:p>2</text:p>
          </table:table-cell>
          <table:table-cell table:style-name="ce3" table:formula="of:=IF(([.G71]+[.D72])&lt;[.C72];[.G71]+[.D72];[.G71]+[.D72]-(FLOOR([.G71]/[.C72]))*[.C72])" office:value-type="float" office:value="108.89715430844" calcext:value-type="float">
            <text:p>109</text:p>
          </table:table-cell>
          <table:table-cell table:style-name="ce3" table:formula="of:=FLOOR([.G71]/[.C72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table:style-name="ce2" office:value-type="date" office:date-value="2016-12-01" calcext:value-type="date">
            <text:p>01/12/16</text:p>
          </table:table-cell>
          <table:table-cell table:style-name="ce3" table:formula="of:=[$Sheet2.$B72]/[.C74]+([.D74]/[.C74])+[.H73]" office:value-type="float" office:value="2.61326409228794" calcext:value-type="float">
            <text:p>3</text:p>
          </table:table-cell>
          <table:table-cell table:style-name="ce6" office:value-type="float" office:value="154.69" calcext:value-type="float">
            <text:p>154,69</text:p>
          </table:table-cell>
          <table:table-cell table:formula="of:=[.E73]*SUM([.$F$2:.F73])" office:value-type="float" office:value="353.974865723299" calcext:value-type="float">
            <text:p>353,97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1.6906422276443" calcext:value-type="float">
            <text:p>2</text:p>
          </table:table-cell>
          <table:table-cell table:style-name="ce3" table:formula="of:=IF(([.G72]+[.D73])&lt;[.C73];[.G72]+[.D73];[.G72]+[.D73]-(FLOOR([.G72]/[.C73]))*[.C73])" office:value-type="float" office:value="462.872020031739" calcext:value-type="float">
            <text:p>463</text:p>
          </table:table-cell>
          <table:table-cell table:style-name="ce3" table:formula="of:=FLOOR([.G72]/[.C73])" office:value-type="float" office:value="0" calcext:value-type="float">
            <text:p>0</text:p>
          </table:table-cell>
          <table:table-cell table:style-name="ce17"/>
          <table:table-cell table:number-columns-repeated="16375"/>
        </table:table-row>
        <table:table-row table:style-name="ro1">
          <table:table-cell office:value-type="string" calcext:value-type="string">
            <text:p>Total:</text:p>
          </table:table-cell>
          <table:table-cell table:style-name="ce5" table:formula="of:=SUM([.B1:.B73])" office:value-type="float" office:value="286.689936518252" calcext:value-type="float">
            <text:p>287</text:p>
          </table:table-cell>
          <table:table-cell table:style-name="ce6" office:value-type="float" office:value="141.1" calcext:value-type="float">
            <text:p>141,10</text:p>
          </table:table-cell>
          <table:table-cell table:formula="of:=[.E74]*SUM([.$F$2:.F74])" office:value-type="float" office:value="0" calcext:value-type="float">
            <text:p>0,0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3" table:formula="of:=IF(([.G73]+[.D74])&lt;[.C74];[.G73]+[.D74];[.G73]+[.D74]-(FLOOR([.G73]/[.C74]))*[.C74])" office:value-type="float" office:value="39.5720200317387" calcext:value-type="float">
            <text:p>40</text:p>
          </table:table-cell>
          <table:table-cell table:style-name="ce3" table:formula="of:=FLOOR([.G73]/[.C74])"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/>
          <table:table-cell table:style-name="ce5"/>
          <table:table-cell table:style-name="ce6"/>
          <table:table-cell table:number-columns-repeated="3"/>
          <table:table-cell table:style-name="ce3"/>
          <table:table-cell table:number-columns-repeated="16377"/>
        </table:table-row>
        <table:table-row table:style-name="ro1">
          <table:table-cell/>
          <table:table-cell table:style-name="ce12" office:value-type="string" calcext:value-type="string">
            <text:p>IRR:</text:p>
          </table:table-cell>
          <table:table-cell office:value-type="float" office:value="1.011" calcext:value-type="float">
            <text:p>1,011</text:p>
          </table:table-cell>
          <table:table-cell office:value-type="string" calcext:value-type="string">
            <text:p>→ 1,10%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>
            <text:p>VPL considerando inflação a 6% aa</text:p>
          </table:table-cell>
          <table:table-cell/>
          <table:table-cell office:value-type="string" calcext:value-type="string">
            <text:p>→ 21.046,00</text:p>
          </table:table-cell>
          <table:table-cell table:number-columns-repeated="16380"/>
        </table:table-row>
        <table:table-row table:style-name="ro1">
          <table:table-cell/>
          <table:table-cell table:style-name="ce13"/>
          <table:table-cell table:number-columns-repeated="16382"/>
        </table:table-row>
        <table:table-row table:style-name="ro1" table:number-rows-repeated="104849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6" table:default-cell-style-name="Default"/>
        <table:table-column table:style-name="co6" table:default-cell-style-name="ce26"/>
        <table:table-column table:style-name="co6" table:default-cell-style-name="ce27"/>
        <table:table-column table:style-name="co6" table:number-columns-repeated="4" table:default-cell-style-name="Default"/>
        <table:table-row table:style-name="ro2">
          <table:table-cell table:style-name="ce25" office:value-type="float" office:value="1250" calcext:value-type="float">
            <text:p>1.250,00</text:p>
          </table:table-cell>
          <table:table-cell table:formula="of:=[.$A$1]/[.C1]" office:value-type="float" office:value="753.012048192771" calcext:value-type="float">
            <text:p>753,01</text:p>
          </table:table-cell>
          <table:table-cell table:style-name="ce26" office:value-type="float" office:value="1.66" calcext:value-type="float">
            <text:p>1,6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]" office:value-type="float" office:value="668.449197860963" calcext:value-type="float">
            <text:p>668,45</text:p>
          </table:table-cell>
          <table:table-cell table:style-name="ce26" office:value-type="float" office:value="1.87" calcext:value-type="float">
            <text:p>1,8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]" office:value-type="float" office:value="615.76354679803" calcext:value-type="float">
            <text:p>615,76</text:p>
          </table:table-cell>
          <table:table-cell table:style-name="ce26" office:value-type="float" office:value="2.03" calcext:value-type="float">
            <text:p>2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]" office:value-type="float" office:value="525.210084033614" calcext:value-type="float">
            <text:p>525,21</text:p>
          </table:table-cell>
          <table:table-cell table:style-name="ce26" office:value-type="float" office:value="2.38" calcext:value-type="float">
            <text:p>2,3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]" office:value-type="float" office:value="469.924812030075" calcext:value-type="float">
            <text:p>469,92</text:p>
          </table:table-cell>
          <table:table-cell table:style-name="ce26" office:value-type="float" office:value="2.66" calcext:value-type="float">
            <text:p>2,6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]" office:value-type="float" office:value="315.656565656566" calcext:value-type="float">
            <text:p>315,66</text:p>
          </table:table-cell>
          <table:table-cell table:style-name="ce26" office:value-type="float" office:value="3.96" calcext:value-type="float">
            <text:p>3,9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]" office:value-type="float" office:value="748.502994011976" calcext:value-type="float">
            <text:p>748,50</text:p>
          </table:table-cell>
          <table:table-cell table:style-name="ce26" office:value-type="float" office:value="1.67" calcext:value-type="float">
            <text:p>1,6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8]" office:value-type="float" office:value="714.285714285714" calcext:value-type="float">
            <text:p>714,29</text:p>
          </table:table-cell>
          <table:table-cell table:style-name="ce26" office:value-type="float" office:value="1.75" calcext:value-type="float">
            <text:p>1,7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9]" office:value-type="float" office:value="628.140703517588" calcext:value-type="float">
            <text:p>628,14</text:p>
          </table:table-cell>
          <table:table-cell table:style-name="ce26" office:value-type="float" office:value="1.99" calcext:value-type="float">
            <text:p>1,9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0]" office:value-type="float" office:value="518.672199170125" calcext:value-type="float">
            <text:p>518,67</text:p>
          </table:table-cell>
          <table:table-cell table:style-name="ce26" office:value-type="float" office:value="2.41" calcext:value-type="float">
            <text:p>2,4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1]" office:value-type="float" office:value="466.417910447761" calcext:value-type="float">
            <text:p>466,42</text:p>
          </table:table-cell>
          <table:table-cell table:style-name="ce26" office:value-type="float" office:value="2.68" calcext:value-type="float">
            <text:p>2,6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2]" office:value-type="float" office:value="312.5" calcext:value-type="float">
            <text:p>312,50</text:p>
          </table:table-cell>
          <table:table-cell table:style-name="ce26" office:value-type="float" office:value="4" calcext:value-type="float">
            <text:p>4,0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3]" office:value-type="float" office:value="753.012048192771" calcext:value-type="float">
            <text:p>753,01</text:p>
          </table:table-cell>
          <table:table-cell table:style-name="ce26" office:value-type="float" office:value="1.66" calcext:value-type="float">
            <text:p>1,6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4]" office:value-type="float" office:value="726.744186046512" calcext:value-type="float">
            <text:p>726,74</text:p>
          </table:table-cell>
          <table:table-cell table:style-name="ce26" office:value-type="float" office:value="1.72" calcext:value-type="float">
            <text:p>1,7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5]" office:value-type="float" office:value="631.313131313131" calcext:value-type="float">
            <text:p>631,31</text:p>
          </table:table-cell>
          <table:table-cell table:style-name="ce26" office:value-type="float" office:value="1.98" calcext:value-type="float">
            <text:p>1,9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6]" office:value-type="float" office:value="534.188034188034" calcext:value-type="float">
            <text:p>534,19</text:p>
          </table:table-cell>
          <table:table-cell table:style-name="ce26" office:value-type="float" office:value="2.34" calcext:value-type="float">
            <text:p>2,3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7]" office:value-type="float" office:value="440.140845070423" calcext:value-type="float">
            <text:p>440,14</text:p>
          </table:table-cell>
          <table:table-cell table:style-name="ce26" office:value-type="float" office:value="2.84" calcext:value-type="float">
            <text:p>2,8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8]" office:value-type="float" office:value="310.945273631841" calcext:value-type="float">
            <text:p>310,95</text:p>
          </table:table-cell>
          <table:table-cell table:style-name="ce26" office:value-type="float" office:value="4.02" calcext:value-type="float">
            <text:p>4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19]" office:value-type="float" office:value="766.871165644172" calcext:value-type="float">
            <text:p>766,87</text:p>
          </table:table-cell>
          <table:table-cell table:style-name="ce26" office:value-type="float" office:value="1.63" calcext:value-type="float">
            <text:p>1,6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0]" office:value-type="float" office:value="683.060109289618" calcext:value-type="float">
            <text:p>683,06</text:p>
          </table:table-cell>
          <table:table-cell table:style-name="ce26" office:value-type="float" office:value="1.83" calcext:value-type="float">
            <text:p>1,8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1]" office:value-type="float" office:value="618.811881188119" calcext:value-type="float">
            <text:p>618,81</text:p>
          </table:table-cell>
          <table:table-cell table:style-name="ce26" office:value-type="float" office:value="2.02" calcext:value-type="float">
            <text:p>2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2]" office:value-type="float" office:value="550.660792951542" calcext:value-type="float">
            <text:p>550,66</text:p>
          </table:table-cell>
          <table:table-cell table:style-name="ce26" office:value-type="float" office:value="2.27" calcext:value-type="float">
            <text:p>2,2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3]" office:value-type="float" office:value="391.849529780564" calcext:value-type="float">
            <text:p>391,85</text:p>
          </table:table-cell>
          <table:table-cell table:style-name="ce26" office:value-type="float" office:value="3.19" calcext:value-type="float">
            <text:p>3,1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4]" office:value-type="float" office:value="348.189415041783" calcext:value-type="float">
            <text:p>348,19</text:p>
          </table:table-cell>
          <table:table-cell table:style-name="ce26" office:value-type="float" office:value="3.59" calcext:value-type="float">
            <text:p>3,5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5]" office:value-type="float" office:value="791.139240506329" calcext:value-type="float">
            <text:p>791,14</text:p>
          </table:table-cell>
          <table:table-cell table:style-name="ce26" office:value-type="float" office:value="1.58" calcext:value-type="float">
            <text:p>1,5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6]" office:value-type="float" office:value="657.894736842105" calcext:value-type="float">
            <text:p>657,89</text:p>
          </table:table-cell>
          <table:table-cell table:style-name="ce26" office:value-type="float" office:value="1.9" calcext:value-type="float">
            <text:p>1,9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7]" office:value-type="float" office:value="625" calcext:value-type="float">
            <text:p>625,00</text:p>
          </table:table-cell>
          <table:table-cell table:style-name="ce26" office:value-type="float" office:value="2" calcext:value-type="float">
            <text:p>2,0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8]" office:value-type="float" office:value="560.538116591928" calcext:value-type="float">
            <text:p>560,54</text:p>
          </table:table-cell>
          <table:table-cell table:style-name="ce26" office:value-type="float" office:value="2.23" calcext:value-type="float">
            <text:p>2,2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29]" office:value-type="float" office:value="415.282392026578" calcext:value-type="float">
            <text:p>415,28</text:p>
          </table:table-cell>
          <table:table-cell table:style-name="ce26" office:value-type="float" office:value="3.01" calcext:value-type="float">
            <text:p>3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0]" office:value-type="float" office:value="363.372093023256" calcext:value-type="float">
            <text:p>363,37</text:p>
          </table:table-cell>
          <table:table-cell table:style-name="ce26" office:value-type="float" office:value="3.44" calcext:value-type="float">
            <text:p>3,4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1]" office:value-type="float" office:value="791.139240506329" calcext:value-type="float">
            <text:p>791,14</text:p>
          </table:table-cell>
          <table:table-cell table:style-name="ce26" office:value-type="float" office:value="1.58" calcext:value-type="float">
            <text:p>1,5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2]" office:value-type="float" office:value="618.811881188119" calcext:value-type="float">
            <text:p>618,81</text:p>
          </table:table-cell>
          <table:table-cell table:style-name="ce26" office:value-type="float" office:value="2.02" calcext:value-type="float">
            <text:p>2,0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3]" office:value-type="float" office:value="584.11214953271" calcext:value-type="float">
            <text:p>584,11</text:p>
          </table:table-cell>
          <table:table-cell table:style-name="ce26" office:value-type="float" office:value="2.14" calcext:value-type="float">
            <text:p>2,1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4]" office:value-type="float" office:value="558.035714285714" calcext:value-type="float">
            <text:p>558,04</text:p>
          </table:table-cell>
          <table:table-cell table:style-name="ce26" office:value-type="float" office:value="2.24" calcext:value-type="float">
            <text:p>2,2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5]" office:value-type="float" office:value="393.081761006289" calcext:value-type="float">
            <text:p>393,08</text:p>
          </table:table-cell>
          <table:table-cell table:style-name="ce26" office:value-type="float" office:value="3.18" calcext:value-type="float">
            <text:p>3,1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6]" office:value-type="float" office:value="346.260387811634" calcext:value-type="float">
            <text:p>346,26</text:p>
          </table:table-cell>
          <table:table-cell table:style-name="ce26" office:value-type="float" office:value="3.61" calcext:value-type="float">
            <text:p>3,6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7]" office:value-type="float" office:value="801.282051282051" calcext:value-type="float">
            <text:p>801,28</text:p>
          </table:table-cell>
          <table:table-cell table:style-name="ce26" office:value-type="float" office:value="1.56" calcext:value-type="float">
            <text:p>1,5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8]" office:value-type="float" office:value="621.890547263682" calcext:value-type="float">
            <text:p>621,89</text:p>
          </table:table-cell>
          <table:table-cell table:style-name="ce26" office:value-type="float" office:value="2.01" calcext:value-type="float">
            <text:p>2,0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39]" office:value-type="float" office:value="560.538116591928" calcext:value-type="float">
            <text:p>560,54</text:p>
          </table:table-cell>
          <table:table-cell table:style-name="ce26" office:value-type="float" office:value="2.23" calcext:value-type="float">
            <text:p>2,2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0]" office:value-type="float" office:value="565.610859728507" calcext:value-type="float">
            <text:p>565,61</text:p>
          </table:table-cell>
          <table:table-cell table:style-name="ce26" office:value-type="float" office:value="2.21" calcext:value-type="float">
            <text:p>2,2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1]" office:value-type="float" office:value="403.225806451613" calcext:value-type="float">
            <text:p>403,23</text:p>
          </table:table-cell>
          <table:table-cell table:style-name="ce26" office:value-type="float" office:value="3.1" calcext:value-type="float">
            <text:p>3,10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2]" office:value-type="float" office:value="389.408099688474" calcext:value-type="float">
            <text:p>389,41</text:p>
          </table:table-cell>
          <table:table-cell table:style-name="ce26" office:value-type="float" office:value="3.21" calcext:value-type="float">
            <text:p>3,2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3]" office:value-type="float" office:value="806.451612903226" calcext:value-type="float">
            <text:p>806,45</text:p>
          </table:table-cell>
          <table:table-cell table:style-name="ce26" office:value-type="float" office:value="1.55" calcext:value-type="float">
            <text:p>1,5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4]" office:value-type="float" office:value="606.796116504854" calcext:value-type="float">
            <text:p>606,80</text:p>
          </table:table-cell>
          <table:table-cell table:style-name="ce26" office:value-type="float" office:value="2.06" calcext:value-type="float">
            <text:p>2,0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5]" office:value-type="float" office:value="548.245614035088" calcext:value-type="float">
            <text:p>548,25</text:p>
          </table:table-cell>
          <table:table-cell table:style-name="ce26" office:value-type="float" office:value="2.28" calcext:value-type="float">
            <text:p>2,2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6]" office:value-type="float" office:value="553.097345132743" calcext:value-type="float">
            <text:p>553,10</text:p>
          </table:table-cell>
          <table:table-cell table:style-name="ce26" office:value-type="float" office:value="2.26" calcext:value-type="float">
            <text:p>2,2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7]" office:value-type="float" office:value="365.497076023392" calcext:value-type="float">
            <text:p>365,50</text:p>
          </table:table-cell>
          <table:table-cell table:style-name="ce26" office:value-type="float" office:value="3.42" calcext:value-type="float">
            <text:p>3,4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8]" office:value-type="float" office:value="384.615384615385" calcext:value-type="float">
            <text:p>384,62</text:p>
          </table:table-cell>
          <table:table-cell table:style-name="ce26" office:value-type="float" office:value="3.25" calcext:value-type="float">
            <text:p>3,2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49]" office:value-type="float" office:value="786.163522012579" calcext:value-type="float">
            <text:p>786,16</text:p>
          </table:table-cell>
          <table:table-cell table:style-name="ce26" office:value-type="float" office:value="1.59" calcext:value-type="float">
            <text:p>1,5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0]" office:value-type="float" office:value="615.76354679803" calcext:value-type="float">
            <text:p>615,76</text:p>
          </table:table-cell>
          <table:table-cell table:style-name="ce26" office:value-type="float" office:value="2.03" calcext:value-type="float">
            <text:p>2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1]" office:value-type="float" office:value="525.210084033614" calcext:value-type="float">
            <text:p>525,21</text:p>
          </table:table-cell>
          <table:table-cell table:style-name="ce26" office:value-type="float" office:value="2.38" calcext:value-type="float">
            <text:p>2,3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2]" office:value-type="float" office:value="558.035714285714" calcext:value-type="float">
            <text:p>558,04</text:p>
          </table:table-cell>
          <table:table-cell table:style-name="ce26" office:value-type="float" office:value="2.24" calcext:value-type="float">
            <text:p>2,2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3]" office:value-type="float" office:value="345.303867403315" calcext:value-type="float">
            <text:p>345,30</text:p>
          </table:table-cell>
          <table:table-cell table:style-name="ce26" office:value-type="float" office:value="3.62" calcext:value-type="float">
            <text:p>3,6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4]" office:value-type="float" office:value="386.996904024768" calcext:value-type="float">
            <text:p>387,00</text:p>
          </table:table-cell>
          <table:table-cell table:style-name="ce26" office:value-type="float" office:value="3.23" calcext:value-type="float">
            <text:p>3,2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5]" office:value-type="float" office:value="664.893617021277" calcext:value-type="float">
            <text:p>664,89</text:p>
          </table:table-cell>
          <table:table-cell table:style-name="ce26" office:value-type="float" office:value="1.88" calcext:value-type="float">
            <text:p>1,8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6]" office:value-type="float" office:value="615.76354679803" calcext:value-type="float">
            <text:p>615,76</text:p>
          </table:table-cell>
          <table:table-cell table:style-name="ce26" office:value-type="float" office:value="2.03" calcext:value-type="float">
            <text:p>2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7]" office:value-type="float" office:value="563.063063063063" calcext:value-type="float">
            <text:p>563,06</text:p>
          </table:table-cell>
          <table:table-cell table:style-name="ce26" office:value-type="float" office:value="2.22" calcext:value-type="float">
            <text:p>2,2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8]" office:value-type="float" office:value="512.295081967213" calcext:value-type="float">
            <text:p>512,30</text:p>
          </table:table-cell>
          <table:table-cell table:style-name="ce26" office:value-type="float" office:value="2.44" calcext:value-type="float">
            <text:p>2,4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59]" office:value-type="float" office:value="316.455696202532" calcext:value-type="float">
            <text:p>316,46</text:p>
          </table:table-cell>
          <table:table-cell table:style-name="ce26" office:value-type="float" office:value="3.95" calcext:value-type="float">
            <text:p>3,95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0]" office:value-type="float" office:value="383.435582822086" calcext:value-type="float">
            <text:p>383,44</text:p>
          </table:table-cell>
          <table:table-cell table:style-name="ce26" office:value-type="float" office:value="3.26" calcext:value-type="float">
            <text:p>3,2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1]" office:value-type="float" office:value="726.744186046512" calcext:value-type="float">
            <text:p>726,74</text:p>
          </table:table-cell>
          <table:table-cell table:style-name="ce26" office:value-type="float" office:value="1.72" calcext:value-type="float">
            <text:p>1,72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2]" office:value-type="float" office:value="615.76354679803" calcext:value-type="float">
            <text:p>615,76</text:p>
          </table:table-cell>
          <table:table-cell table:style-name="ce26" office:value-type="float" office:value="2.03" calcext:value-type="float">
            <text:p>2,03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3]" office:value-type="float" office:value="558.035714285714" calcext:value-type="float">
            <text:p>558,04</text:p>
          </table:table-cell>
          <table:table-cell table:style-name="ce26" office:value-type="float" office:value="2.24" calcext:value-type="float">
            <text:p>2,2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4]" office:value-type="float" office:value="504.032258064516" calcext:value-type="float">
            <text:p>504,03</text:p>
          </table:table-cell>
          <table:table-cell table:style-name="ce26" office:value-type="float" office:value="2.48" calcext:value-type="float">
            <text:p>2,48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5]" office:value-type="float" office:value="323.834196891192" calcext:value-type="float">
            <text:p>323,83</text:p>
          </table:table-cell>
          <table:table-cell table:style-name="ce26" office:value-type="float" office:value="3.86" calcext:value-type="float">
            <text:p>3,86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6]" office:value-type="float" office:value="391.849529780564" calcext:value-type="float">
            <text:p>391,85</text:p>
          </table:table-cell>
          <table:table-cell table:style-name="ce26" office:value-type="float" office:value="3.19" calcext:value-type="float">
            <text:p>3,1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7]" office:value-type="float" office:value="690.60773480663" calcext:value-type="float">
            <text:p>690,61</text:p>
          </table:table-cell>
          <table:table-cell table:style-name="ce26" office:value-type="float" office:value="1.81" calcext:value-type="float">
            <text:p>1,81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8]" office:value-type="float" office:value="584.11214953271" calcext:value-type="float">
            <text:p>584,11</text:p>
          </table:table-cell>
          <table:table-cell table:style-name="ce26" office:value-type="float" office:value="2.14" calcext:value-type="float">
            <text:p>2,1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69]" office:value-type="float" office:value="534.188034188034" calcext:value-type="float">
            <text:p>534,19</text:p>
          </table:table-cell>
          <table:table-cell table:style-name="ce26" office:value-type="float" office:value="2.34" calcext:value-type="float">
            <text:p>2,34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0]" office:value-type="float" office:value="486.381322957198" calcext:value-type="float">
            <text:p>486,38</text:p>
          </table:table-cell>
          <table:table-cell table:style-name="ce26" office:value-type="float" office:value="2.57" calcext:value-type="float">
            <text:p>2,5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1]" office:value-type="float" office:value="322.997416020672" calcext:value-type="float">
            <text:p>323,00</text:p>
          </table:table-cell>
          <table:table-cell table:style-name="ce26" office:value-type="float" office:value="3.87" calcext:value-type="float">
            <text:p>3,87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>
          <table:table-cell/>
          <table:table-cell table:formula="of:=[.$A$1]/[.C72]" office:value-type="float" office:value="368.731563421829" calcext:value-type="float">
            <text:p>368,73</text:p>
          </table:table-cell>
          <table:table-cell table:style-name="ce26" office:value-type="float" office:value="3.39" calcext:value-type="float">
            <text:p>3,39</text:p>
          </table:table-cell>
          <table:table-cell table:number-columns-repeated="2"/>
          <table:table-cell table:style-name="ce24"/>
          <table:table-cell table:style-name="ce25"/>
        </table:table-row>
        <table:table-row table:style-name="ro2" table:number-rows-repeated="1048503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  <table:database-ranges>
        <table:database-range table:name="__Anonymous_Sheet_DB__1" table:target-range-address="Sheet2.B1:Sheet2.C7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1" number:min-decimal-places="1" number:min-integer-digits="1" number:grouping="true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2:47:25.497668719</meta:creation-date>
    <meta:generator>LibreOffice/7.4.4.2$Linux_X86_64 LibreOffice_project/40$Build-2</meta:generator>
    <dc:date>2023-01-26T23:31:50.187940137</dc:date>
    <meta:editing-duration>PT3H57M42S</meta:editing-duration>
    <meta:editing-cycles>11</meta:editing-cycles>
    <meta:document-statistic meta:table-count="2" meta:cell-count="693" meta:object-count="0"/>
  </office:meta>
</office:document-meta>
</file>